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52in"/>
    </style:style>
    <style:style style:name="co2" style:family="table-column">
      <style:table-column-properties fo:break-before="auto" style:column-width="0.8083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1.4283in"/>
    </style:style>
    <style:style style:name="co5" style:family="table-column">
      <style:table-column-properties fo:break-before="auto" style:column-width="1.0764in"/>
    </style:style>
    <style:style style:name="co6" style:family="table-column">
      <style:table-column-properties fo:break-before="auto" style:column-width="0.4673in"/>
    </style:style>
    <style:style style:name="co7" style:family="table-column">
      <style:table-column-properties fo:break-before="auto" style:column-width="0.5091in"/>
    </style:style>
    <style:style style:name="co8" style:family="table-column">
      <style:table-column-properties fo:break-before="auto" style:column-width="2.6575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9453in"/>
    </style:style>
    <style:style style:name="co11" style:family="table-column">
      <style:table-column-properties fo:break-before="auto" style:column-width="4.8661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4583in" fo:break-before="auto" style:use-optimal-row-height="fals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3484in" fo:break-before="auto" style:use-optimal-row-height="true"/>
    </style:style>
    <style:style style:name="ro7" style:family="table-row">
      <style:table-row-properties style:row-height="0.6874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589in" fo:break-before="auto" style:use-optimal-row-height="false"/>
    </style:style>
    <style:style style:name="ro10" style:family="table-row">
      <style:table-row-properties style:row-height="0.5181in" fo:break-before="auto" style:use-optimal-row-height="true"/>
    </style:style>
    <style:style style:name="ro11" style:family="table-row">
      <style:table-row-properties style:row-height="0.5772in" fo:break-before="auto" style:use-optimal-row-height="false"/>
    </style:style>
    <style:style style:name="ro12" style:family="table-row">
      <style:table-row-properties style:row-height="0.5535in" fo:break-before="auto" style:use-optimal-row-height="false"/>
    </style:style>
    <style:style style:name="ro13" style:family="table-row">
      <style:table-row-properties style:row-height="0.6236in" fo:break-before="auto" style:use-optimal-row-height="false"/>
    </style:style>
    <style:style style:name="ro14" style:family="table-row">
      <style:table-row-properties style:row-height="0.4236in" fo:break-before="auto" style:use-optimal-row-height="false"/>
    </style:style>
    <style:style style:name="ro15" style:family="table-row">
      <style:table-row-properties style:row-height="1.1555in" fo:break-before="auto" style:use-optimal-row-height="false"/>
    </style:style>
    <style:style style:name="ro16" style:family="table-row">
      <style:table-row-properties style:row-height="0.2189in" fo:break-before="auto" style:use-optimal-row-height="false"/>
    </style:style>
    <style:style style:name="ro17" style:family="table-row">
      <style:table-row-properties style:row-height="1.1661in" fo:break-before="auto" style:use-optimal-row-height="false"/>
    </style:style>
    <style:style style:name="ro18" style:family="table-row">
      <style:table-row-properties style:row-height="0.2201in" fo:break-before="auto" style:use-optimal-row-height="false"/>
    </style:style>
    <style:style style:name="ro19" style:family="table-row">
      <style:table-row-properties style:row-height="1.3453in" fo:break-before="auto" style:use-optimal-row-height="false"/>
    </style:style>
    <style:style style:name="ro20" style:family="table-row">
      <style:table-row-properties style:row-height="1.2354in" fo:break-before="auto" style:use-optimal-row-height="false"/>
    </style:style>
    <style:style style:name="ro21" style:family="table-row">
      <style:table-row-properties style:row-height="0.8717in" fo:break-before="auto" style:use-optimal-row-height="false"/>
    </style:style>
    <style:style style:name="ro22" style:family="table-row">
      <style:table-row-properties style:row-height="0.8362in" fo:break-before="auto" style:use-optimal-row-height="false"/>
    </style:style>
    <style:style style:name="ro23" style:family="table-row">
      <style:table-row-properties style:row-height="0.6118in" fo:break-before="auto" style:use-optimal-row-height="false"/>
    </style:style>
    <style:style style:name="ro24" style:family="table-row">
      <style:table-row-properties style:row-height="0.2354in" fo:break-before="auto" style:use-optimal-row-height="false"/>
    </style:style>
    <style:style style:name="ro25" style:family="table-row">
      <style:table-row-properties style:row-height="0.9654in" fo:break-before="auto" style:use-optimal-row-height="false"/>
    </style:style>
    <style:style style:name="ro26" style:family="table-row">
      <style:table-row-properties style:row-height="0.9299in" fo:break-before="auto" style:use-optimal-row-height="false"/>
    </style:style>
    <style:style style:name="ro27" style:family="table-row">
      <style:table-row-properties style:row-height="0.2591in" fo:break-before="auto" style:use-optimal-row-height="false"/>
    </style:style>
    <style:style style:name="ro28" style:family="table-row">
      <style:table-row-properties style:row-height="1.0126in" fo:break-before="auto" style:use-optimal-row-height="false"/>
    </style:style>
    <style:style style:name="ro29" style:family="table-row">
      <style:table-row-properties style:row-height="0.9665in" fo:break-before="auto" style:use-optimal-row-height="false"/>
    </style:style>
    <style:style style:name="ro30" style:family="table-row">
      <style:table-row-properties style:row-height="0.7173in" fo:break-before="auto" style:use-optimal-row-height="false"/>
    </style:style>
    <style:style style:name="ro31" style:family="table-row">
      <style:table-row-properties style:row-height="0.8465in" fo:break-before="auto" style:use-optimal-row-height="true"/>
    </style:style>
    <style:style style:name="ro32" style:family="table-row">
      <style:table-row-properties style:row-height="0.8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000000" style:text-align-source="fix" style:repeat-content="false" fo:border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808080" style:text-align-source="fix" style:repeat-content="false" fo:border="0.0346in solid #000000" style:vertical-align="middle"/>
      <style:paragraph-properties fo:text-align="start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346in solid #000000" style:text-align-source="fix" style:repeat-content="false" fo:border-left="0.0346in solid #000000" fo:border-right="none" fo:border-top="0.0346in solid #000000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0346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style:text-align-source="fix" style:repeat-content="false" fo:wrap-option="wrap" fo:border-left="0.0346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346in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346in solid #000000" style:text-align-source="fix" style:repeat-content="false" fo:border-left="0.0346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ddddd" style:vertical-align="top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transparent" style:vertical-align="top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="0.0346in solid #000000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0346in solid #000000" style:text-align-source="fix" style:repeat-content="false" fo:border-left="none" fo:border-right="0.0346in solid #000000" fo:border-top="0.0346in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346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0.0346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0.0346in solid #000000" style:text-align-source="fix" style:repeat-content="false" fo:border-left="none" fo:border-right="0.0346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ackground-color="#dddddd" style:text-align-source="fix" style:repeat-content="false" fo:wrap-option="wrap" fo:border="0.0346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ackground-color="#dddddd" style:text-align-source="fix" style:repeat-content="false" fo:wrap-option="wrap" fo:border="0.0346in solid #000000" style:vertical-align="top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order="0.0346in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wrap-option="wrap" style:vertical-align="top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style:text-align-source="fix" style:repeat-content="false" fo:border="0.0346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order-bottom="none" fo:border-left="0.0346in solid #000000" fo:border-right="0.0346in solid #000000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order-bottom="0.0346in solid #000000" fo:border-left="0.0346in solid #000000" fo:border-right="0.0346in solid #000000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ackground-color="#dddddd" style:vertical-align="top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order="0.0346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wrap-option="wrap" fo:border="0.0346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ackground-color="#ff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ackground-color="transparent" style:vertical-align="top"/>
      <style:text-properties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border="0.0346in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fo:background-color="#dddddd" style:text-align-source="fix" style:repeat-content="false" fo:wrap-option="wrap" fo:border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fo:background-color="#dddddd" style:text-align-source="fix" style:repeat-content="false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9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94" style:family="table-cell" style:parent-style-name="Default">
      <style:table-cell-properties fo:border-bottom="0.0138in solid #000000" fo:background-color="#ffffff" style:text-align-source="fix" style:repeat-content="false" fo:wrap-option="wrap" fo:border-left="0.0346in solid #000000" fo:border-right="0.0346in solid #000000" fo:border-top="0.0346in solid #000000" style:vertical-align="middle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96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346in solid #000000" fo:border-top="0.0138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fo:border-bottom="0.0346in solid #000000" fo:border-left="0.0346in solid #000000" fo:border-right="0.0138in solid #000000" fo:border-top="0.0138in solid #000000" style:vertical-align="top"/>
      <style:text-properties style:font-name="Arial" fo:font-size="10pt" style:font-size-asian="10pt" style:font-size-complex="10pt"/>
    </style:style>
    <style:style style:name="ce98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346in solid #000000" fo:border-top="0.0346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order-bottom="0.0138in solid #000000" fo:border-left="0.0346in solid #000000" fo:border-right="0.0138in solid #000000" fo:border-top="0.0138in solid #000000" style:vertical-align="top"/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fo:border-bottom="0.0138in solid #000000" fo:border-left="0.0346in solid #000000" fo:border-right="0.0346in solid #000000" fo:border-top="0.0138in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able-cell-properties fo:background-color="#dddddd" fo:border="none" style:vertical-align="top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fo:border-bottom="0.0138in solid #000000" fo:border-left="0.0346in solid #000000" fo:border-right="0.0138in solid #000000" fo:border-top="0.0346in solid #000000" style:vertical-align="top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fo:border="none" style:vertical-align="top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order-bottom="0.0346in solid #000000" fo:border-left="0.0346in solid #000000" fo:border-right="0.0138in solid #000000" fo:border-top="0.0346in solid #000000" style:vertical-align="top"/>
      <style:text-properties style:font-name="Arial" fo:font-size="10pt" style:font-size-asian="10pt" style:font-size-complex="10pt"/>
    </style:style>
    <style:style style:name="ce105" style:family="table-cell" style:parent-style-name="Default">
      <style:table-cell-properties fo:border-bottom="0.0138in solid #000000" fo:border-left="0.0346in solid #000000" fo:border-right="0.0346in solid #000000" fo:border-top="0.0346in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07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fo:background-color="#dddddd" style:text-align-source="fix" style:repeat-content="false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order="0.0346in solid #000000" style:vertical-align="top"/>
      <style:paragraph-properties fo:text-align="start" fo:margin-left="0in"/>
      <style:text-properties style:font-name="Arial" fo:font-size="10pt" fo:language="en" fo:country="US" fo:font-weight="bold" style:font-name-asian="Helvetica-Bold" style:font-size-asian="10pt" style:language-asian="en" style:country-asian="US" style:font-weight-asian="bold" style:font-name-complex="Helvetica-Bold" style:font-size-complex="10pt" style:language-complex="en" style:country-complex="US" style:font-weight-complex="bold"/>
    </style:style>
    <style:style style:name="ce112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fo:font-weight="bold" style:font-name-asian="Helvetica-Bold" style:font-size-asian="10pt" style:language-asian="en" style:country-asian="US" style:font-weight-asian="bold" style:font-name-complex="Helvetica-Bold" style:font-size-complex="10pt" style:language-complex="en" style:country-complex="US" style:font-weight-complex="bold"/>
    </style:style>
    <style:style style:name="ce113" style:family="table-cell" style:parent-style-name="Default">
      <style:table-cell-properties fo:border-bottom="0.0346in solid #000000" style:text-align-source="fix" style:repeat-content="false" fo:wrap-option="wrap" fo:border-left="0.0346in solid #000000" fo:border-right="none" fo:border-top="0.0346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14" style:family="table-cell" style:parent-style-name="Default">
      <style:table-cell-properties style:text-align-source="fix" style:repeat-content="false" fo:wrap-option="wrap" fo:border="0.0346in solid #000000" style:vertical-align="top"/>
      <style:paragraph-properties fo:text-align="start" fo:margin-left="0in"/>
      <style:text-properties style:font-name="Arial" fo:font-size="10pt" fo:font-weight="bold" style:font-name-asian="Helvetica-Bold" style:font-size-asian="10pt" style:language-asian="en" style:country-asian="US" style:font-weight-asian="bold" style:font-name-complex="Helvetica-Bold" style:font-size-complex="10pt" style:language-complex="en" style:country-complex="US" style:font-weight-complex="bold"/>
    </style:style>
    <style:style style:name="ce115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fo:border-bottom="0.0346in solid #000000" style:text-align-source="fix" style:repeat-content="false" fo:wrap-option="wrap" fo:border-left="0.0346in solid #000000" fo:border-right="none" fo:border-top="0.0346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346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21" style:family="table-cell" style:parent-style-name="Default">
      <style:table-cell-properties style:text-align-source="fix" style:repeat-content="false" fo:border="0.0346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  <style:text-properties fo:font-size="10pt" style:font-size-asian="10pt" style:font-size-complex="10pt"/>
    </style:style>
    <style:style style:name="ce123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  <style:text-properties fo:font-size="10pt" style:font-size-asian="10pt" style:font-size-complex="10pt"/>
    </style:style>
    <style:style style:name="ce124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fo:border-bottom="0.0138in solid #000000" style:text-align-source="value-type" style:repeat-content="false" fo:wrap-option="wrap" fo:border-left="0.0346in solid #000000" fo:border-right="0.0138in solid #000000" fo:border-top="0.0346in solid #000000" style:vertical-align="top"/>
      <style:text-properties fo:font-size="10pt" style:font-size-asian="10pt" style:font-size-complex="10pt"/>
    </style:style>
    <style:style style:name="ce126" style:family="table-cell" style:parent-style-name="Default">
      <style:table-cell-properties fo:border-bottom="0.0346in solid #000000" style:text-align-source="value-type" style:repeat-content="false" fo:wrap-option="wrap" fo:border-left="0.0346in solid #000000" fo:border-right="0.0138in solid #000000" fo:border-top="0.0346in solid #000000" style:vertical-align="top"/>
      <style:text-properties fo:font-size="10pt" style:font-size-asian="10pt" style:font-size-complex="10pt"/>
    </style:style>
    <style:style style:name="ce127" style:family="table-cell" style:parent-style-name="Default">
      <style:table-cell-properties fo:border-bottom="0.0346in solid #000000" style:text-align-source="value-type" style:repeat-content="false" fo:wrap-option="wrap" fo:border-left="0.0346in solid #000000" fo:border-right="0.0138in solid #000000" fo:border-top="0.0346in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138in solid #000000" style:text-align-source="value-type" style:repeat-content="false" fo:wrap-option="wrap" fo:border-left="0.0346in solid #000000" fo:border-right="0.0138in solid #000000" fo:border-top="0.0346in solid #000000"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able-cell-properties fo:border-bottom="0.0138in solid #000000" style:text-align-source="value-type" style:repeat-content="false" fo:wrap-option="wrap" fo:border-left="0.0346in solid #000000" fo:border-right="0.0138in solid #000000" fo:border-top="0.0138in solid #000000"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>
      <style:table-cell-properties fo:border-bottom="0.0346in solid #000000" style:text-align-source="value-type" style:repeat-content="false" fo:wrap-option="wrap" fo:border-left="0.0346in solid #000000" fo:border-right="0.0138in solid #000000" fo:border-top="0.0138in solid #000000"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13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2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3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5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6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7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0" style:family="table-cell" style:parent-style-name="Default">
      <style:table-cell-properties fo:background-color="#dddddd"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/>
      <style:text-properties style:font-name="Arial" fo:font-size="10pt" style:font-size-asian="10pt" style:font-size-complex="10pt"/>
    </style:style>
    <style:style style:name="ce143" style:family="table-cell" style:parent-style-name="Default" style:data-style-name="N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4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5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6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7" style:family="table-cell" style:parent-style-name="Default">
      <style:table-cell-properties fo:background-color="#dddddd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8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9" style:family="table-cell" style:parent-style-name="Default" style:data-style-name="N44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0" style:family="table-cell" style:parent-style-name="Default" style:data-style-name="N44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1" style:family="table-cell" style:parent-style-name="Default">
      <style:table-cell-properties fo:border-bottom="0.0346in solid #000000" fo:border-left="none" fo:border-right="0.0346in solid #000000" fo:border-top="0.0346in solid #000000"/>
      <style:text-properties fo:font-size="10pt" style:font-size-asian="10pt" style:font-size-complex="10pt"/>
    </style:style>
    <style:style style:name="ce152" style:family="table-cell" style:parent-style-name="Default">
      <style:text-properties fo:font-size="10pt" style:font-size-asian="10pt" style:font-size-complex="10pt"/>
    </style:style>
    <style:style style:name="ce153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55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56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7" style:family="table-cell" style:parent-style-name="Default" style:data-style-name="N43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58" style:family="table-cell" style:parent-style-name="Default" style:data-style-name="N43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59" style:family="table-cell" style:parent-style-name="Default" style:data-style-name="N0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60" style:family="table-cell" style:parent-style-name="Default" style:data-style-name="N43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61" style:family="table-cell" style:parent-style-name="Default" style:data-style-name="N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62" style:family="table-cell" style:parent-style-name="Default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3" style:family="table-cell" style:parent-style-name="Default">
      <style:table-cell-properties fo:border-bottom="0.0346in solid #000000" fo:border-left="none" fo:border-right="none" fo:border-top="0.0346in solid #000000"/>
      <style:text-properties fo:font-size="10pt" style:font-size-asian="10pt" style:font-size-complex="10pt"/>
    </style:style>
    <style:style style:name="ce164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6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66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67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68" style:family="table-cell" style:parent-style-name="Default">
      <style:table-cell-properties fo:background-color="#83caff" style:text-align-source="fix" style:repeat-content="false" fo:wrap-option="wrap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9" style:family="table-cell" style:parent-style-name="Default">
      <style:table-cell-properties fo:border-bottom="0.0346in solid #000000" fo:background-color="#83caff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0" style:family="table-cell" style:parent-style-name="Default">
      <style:table-cell-properties fo:border-bottom="0.0138in solid #000000" fo:background-color="#83caff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1" style:family="table-cell" style:parent-style-name="Default">
      <style:table-cell-properties fo:border-bottom="none" style:text-align-source="fix" style:repeat-content="false" fo:border-left="0.0138in solid #000000" fo:border-right="0.0138in solid #000000" fo:border-top="non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/>
      <style:paragraph-properties fo:text-align="center" fo:margin-left="0in"/>
      <style:text-properties fo:font-size="10pt" style:font-size-asian="10pt" style:font-size-complex="10pt"/>
    </style:style>
    <style:style style:name="ce173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5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76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>
      <style:table-cell-properties fo:border-bottom="none" fo:background-color="#dddddd" style:text-align-source="fix" style:repeat-content="false" fo:border-left="none" fo:border-right="0.0555in solid #000000" fo:border-top="0.0555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78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top"/>
      <style:paragraph-properties fo:text-align="start"/>
      <style:text-properties style:font-name="Arial" fo:font-size="10pt" style:font-size-asian="10pt" style:font-size-complex="10pt"/>
    </style:style>
    <style:style style:name="ce179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80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81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8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83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84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85" style:family="table-cell" style:parent-style-name="Default">
      <style:table-cell-properties fo:border-bottom="none" fo:background-color="#dddddd" style:text-align-source="fix" style:repeat-content="false" fo:wrap-option="wrap" fo:border-left="none" fo:border-right="0.0346in solid #000000" fo:border-top="none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86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87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fo:language="en" fo:country="US" style:font-name-asian="SegoeUI" style:font-size-asian="10pt" style:language-asian="en" style:country-asian="US" style:font-name-complex="SegoeUI" style:font-size-complex="10pt" style:language-complex="en" style:country-complex="US"/>
    </style:style>
    <style:style style:name="ce189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90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/>
      <style:text-properties fo:font-size="10pt" style:font-size-asian="10pt" style:font-size-complex="10pt"/>
    </style:style>
    <style:style style:name="ce192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93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94" style:family="table-cell" style:parent-style-name="Default">
      <style:table-cell-properties fo:border-bottom="0.0346in solid #000000" style:text-align-source="fix" style:repeat-content="false" fo:wrap-option="wrap" fo:border-left="none" fo:border-right="0.0346in solid #000000" fo:border-top="0.0346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9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346in solid #000000" fo:border-top="0.0346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96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346in solid #000000" fo:border-top="0.013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97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346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98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99" style:family="table-cell" style:parent-style-name="Default">
      <style:table-cell-properties fo:border-bottom="0.0346in solid #000000" style:text-align-source="fix" style:repeat-content="false" fo:wrap-option="wrap" fo:border-left="none" fo:border-right="0.0346in solid #000000" fo:border-top="0.0346in solid #000000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00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201" style:family="table-cell" style:parent-style-name="Default">
      <style:table-cell-properties fo:border-bottom="0.0138in solid #000000" fo:border-left="0.0138in solid #000000" fo:border-right="0.0346in solid #000000" fo:border-top="0.0138in solid #000000" style:vertical-align="top"/>
      <style:text-properties fo:font-size="10pt" style:font-size-asian="10pt" style:font-size-complex="10pt"/>
    </style:style>
    <style:style style:name="ce202" style:family="table-cell" style:parent-style-name="Default">
      <style:table-cell-properties fo:border-bottom="0.0346in solid #000000" fo:border-left="0.0138in solid #000000" fo:border-right="0.0346in solid #000000" fo:border-top="0.0138in solid #000000" style:vertical-align="top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order-bottom="0.0138in solid #000000" fo:border-left="0.0138in solid #000000" fo:border-right="0.0346in solid #000000" fo:border-top="0.0346in solid #000000" style:vertical-align="top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0.0346in solid #000000" fo:border-left="0.0138in solid #000000" fo:border-right="0.0346in solid #000000" fo:border-top="0.0346in solid #000000" style:vertical-align="top"/>
      <style:text-properties fo:font-size="10pt" style:font-size-asian="10pt" style:font-size-complex="10pt"/>
    </style:style>
    <style:style style:name="ce206" style:family="table-cell" style:parent-style-name="Default">
      <style:table-cell-properties fo:border-bottom="0.0138in solid #000000" fo:wrap-option="wrap" fo:border-left="0.0138in solid #000000" fo:border-right="0.0346in solid #000000" fo:border-top="0.0346in solid #000000" style:vertical-align="top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0.0138in solid #000000" fo:wrap-option="wrap" fo:border-left="0.0138in solid #000000" fo:border-right="0.0346in solid #000000" fo:border-top="0.0138in solid #000000" style:vertical-align="top"/>
      <style:text-properties fo:font-size="10pt" style:font-size-asian="10pt" style:font-size-complex="10pt"/>
    </style:style>
    <style:style style:name="ce208" style:family="table-cell" style:parent-style-name="Default">
      <style:table-cell-properties fo:wrap-option="wrap" style:vertical-align="top"/>
    </style:style>
    <style:style style:name="ce209" style:family="table-cell" style:parent-style-name="Default">
      <style:table-cell-properties style:vertical-align="top"/>
    </style:style>
    <style:style style:name="ce210" style:family="table-cell" style:parent-style-name="Default">
      <style:table-cell-properties fo:background-color="#ffffff" style:vertical-align="top"/>
    </style:style>
    <style:style style:name="ce211" style:family="table-cell" style:parent-style-name="Default">
      <style:table-cell-properties fo:background-color="transparent" style:vertical-align="top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style:font-name-asian="SegoeUI" style:font-size-asian="10pt" style:font-name-complex="SegoeUI" style:font-size-complex="10pt"/>
    </style:style>
  </office:automatic-styles>
  <office:body>
    <office:spreadsheet>
      <table:table table:name="EMIF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3"/>
        <table:table-column table:style-name="co3" table:default-cell-style-name="ce37"/>
        <table:table-column table:style-name="co4" table:default-cell-style-name="ce62"/>
        <table:table-column table:style-name="co5" table:default-cell-style-name="ce63"/>
        <table:table-column table:style-name="co6" table:default-cell-style-name="ce63"/>
        <table:table-column table:style-name="co7" table:default-cell-style-name="ce63"/>
        <table:table-column table:style-name="co8" table:default-cell-style-name="ce88"/>
        <table:table-column table:style-name="co9" table:number-columns-repeated="2" table:default-cell-style-name="ce131"/>
        <table:table-column table:style-name="co10" table:default-cell-style-name="ce131"/>
        <table:table-column table:style-name="co11" table:default-cell-style-name="ce88"/>
        <table:table-column table:style-name="co9" table:number-columns-repeated="1010" table:default-cell-style-name="Default"/>
        <table:table-row table:style-name="ro1">
          <table:table-cell/>
          <table:table-cell table:style-name="ce2" office:value-type="string" table:number-columns-spanned="11" table:number-rows-spanned="1">
            <text:p>EMIF – MMIO Register Space </text:p>
          </table:table-cell>
          <table:covered-table-cell table:style-name="ce24"/>
          <table:covered-table-cell table:style-name="ce38"/>
          <table:covered-table-cell table:number-columns-repeated="8"/>
          <table:table-cell table:number-columns-repeated="1010"/>
        </table:table-row>
        <table:table-row table:style-name="ro1">
          <table:table-cell/>
          <table:table-cell table:style-name="ce3" office:value-type="string" table:number-columns-spanned="2" table:number-rows-spanned="1">
            <text:p>Register Group</text:p>
          </table:table-cell>
          <table:covered-table-cell table:style-name="ce25"/>
          <table:table-cell table:style-name="ce39" office:value-type="string" table:number-columns-spanned="4" table:number-rows-spanned="1">
            <text:p>Register</text:p>
          </table:table-cell>
          <table:covered-table-cell table:number-columns-repeated="3" table:style-name="ce64"/>
          <table:table-cell table:style-name="ce89" office:value-type="string" table:number-columns-spanned="5" table:number-rows-spanned="1">
            <text:p>Register Fields</text:p>
          </table:table-cell>
          <table:covered-table-cell table:number-columns-repeated="3" table:style-name="ce132"/>
          <table:covered-table-cell table:style-name="ce175"/>
          <table:table-cell table:number-columns-repeated="1010"/>
        </table:table-row>
        <table:table-row table:style-name="ro2">
          <table:table-cell/>
          <table:table-cell table:style-name="ce4" office:value-type="string">
            <text:p>Name</text:p>
          </table:table-cell>
          <table:table-cell table:style-name="ce26" office:value-type="string">
            <text:p>Base Addr.</text:p>
          </table:table-cell>
          <table:table-cell table:style-name="ce40" office:value-type="string">
            <text:p>Name</text:p>
          </table:table-cell>
          <table:table-cell table:style-name="ce65" office:value-type="string">
            <text:p>Offset</text:p>
          </table:table-cell>
          <table:table-cell table:style-name="ce65" office:value-type="string">
            <text:p>Size</text:p>
          </table:table-cell>
          <table:table-cell table:style-name="ce80" office:value-type="string">
            <text:p>Type</text:p>
          </table:table-cell>
          <table:table-cell table:style-name="ce90" office:value-type="string">
            <text:p>Name </text:p>
          </table:table-cell>
          <table:table-cell table:style-name="ce133" office:value-type="string">
            <text:p>Bit(s)</text:p>
          </table:table-cell>
          <table:table-cell table:style-name="ce133" office:value-type="string">
            <text:p>Type</text:p>
          </table:table-cell>
          <table:table-cell table:style-name="ce133" office:value-type="string">
            <text:p>Default</text:p>
          </table:table-cell>
          <table:table-cell table:style-name="ce176" office:value-type="string">
            <text:p>Description</text:p>
          </table:table-cell>
          <table:table-cell table:style-name="ce38" table:number-columns-repeated="1007"/>
          <table:table-cell table:number-columns-repeated="3"/>
        </table:table-row>
        <table:table-row table:style-name="ro1">
          <table:table-cell/>
          <table:table-cell table:style-name="ce5"/>
          <table:table-cell table:style-name="ce27"/>
          <table:table-cell table:style-name="ce41"/>
          <table:table-cell table:style-name="ce66" table:number-columns-repeated="3"/>
          <table:table-cell table:style-name="ce91"/>
          <table:table-cell table:style-name="ce134" table:number-columns-repeated="3"/>
          <table:table-cell table:style-name="ce91"/>
          <table:table-cell table:number-columns-repeated="1010"/>
        </table:table-row>
        <table:table-row table:style-name="ro3">
          <table:table-cell table:style-name="ce1"/>
          <table:table-cell table:style-name="ce6" office:value-type="string" table:number-columns-spanned="11" table:number-rows-spanned="1">
            <text:p><text:s/>Configurations Registers</text:p>
          </table:table-cell>
          <table:covered-table-cell table:style-name="ce28"/>
          <table:covered-table-cell table:style-name="ce42"/>
          <table:covered-table-cell table:number-columns-repeated="3" table:style-name="ce67"/>
          <table:covered-table-cell table:number-columns-repeated="4" table:style-name="ce92"/>
          <table:covered-table-cell table:style-name="ce177"/>
          <table:table-cell table:style-name="ce1" table:number-columns-repeated="1010"/>
        </table:table-row>
        <table:table-row-group>
          <table:table-row table:style-name="ro4">
            <table:table-cell/>
            <table:table-cell table:style-name="ce7" office:value-type="string" table:number-columns-spanned="1" table:number-rows-spanned="28">
              <text:p>CFG</text:p>
            </table:table-cell>
            <table:table-cell table:style-name="ce26" office:value-type="string" table:number-columns-spanned="1" table:number-rows-spanned="28">
              <text:p>[0x00]</text:p>
            </table:table-cell>
            <table:table-cell table:style-name="ce43" office:value-type="string" table:number-columns-spanned="9" table:number-rows-spanned="1">
              <text:p><text:s/>EMIF[0:3] Configuration Registers</text:p>
            </table:table-cell>
            <table:covered-table-cell table:number-columns-repeated="2" table:style-name="ce68"/>
            <table:covered-table-cell table:style-name="ce81"/>
            <table:covered-table-cell table:style-name="ce93"/>
            <table:covered-table-cell table:number-columns-repeated="3" table:style-name="ce135"/>
            <table:covered-table-cell table:style-name="ce178"/>
            <table:table-cell table:style-name="ce208" table:number-columns-repeated="1007"/>
            <table:table-cell table:number-columns-repeated="3"/>
          </table:table-row>
          <table:table-row-group table:display="false">
            <table:table-row table:style-name="ro5" table:visibility="collapse">
              <table:table-cell/>
              <table:covered-table-cell table:style-name="ce7"/>
              <table:covered-table-cell table:style-name="ce26"/>
              <table:table-cell table:style-name="ce44" office:value-type="string" table:number-columns-spanned="1" table:number-rows-spanned="2">
                <text:p>EMIF0</text:p>
              </table:table-cell>
              <table:table-cell table:style-name="ce69" office:value-type="string" table:number-columns-spanned="1" table:number-rows-spanned="2">
                <text:p>0x00</text:p>
              </table:table-cell>
              <table:table-cell table:style-name="ce69" office:value-type="float" office:value="1" table:number-columns-spanned="1" table:number-rows-spanned="2">
                <text:p>1</text:p>
              </table:table-cell>
              <table:table-cell table:style-name="ce82" office:value-type="string" table:number-columns-spanned="1" table:number-rows-spanned="2">
                <text:p>RO</text:p>
              </table:table-cell>
              <table:table-cell table:style-name="ce94" office:value-type="string" table:number-columns-spanned="5" table:number-rows-spanned="1">
                <text:p>Vital product data of the External Memory Interface</text:p>
              </table:table-cell>
              <table:covered-table-cell table:number-columns-repeated="3" table:style-name="ce136"/>
              <table:covered-table-cell table:style-name="ce179"/>
              <table:table-cell table:style-name="ce208" table:number-columns-repeated="1007"/>
              <table:table-cell table:number-columns-repeated="3"/>
            </table:table-row>
            <table:table-row table:style-name="ro6" table:visibility="collapse">
              <table:table-cell/>
              <table:covered-table-cell table:style-name="ce7"/>
              <table:covered-table-cell table:style-name="ce26"/>
              <table:covered-table-cell table:style-name="ce45"/>
              <table:covered-table-cell table:number-columns-repeated="2" table:style-name="ce70"/>
              <table:covered-table-cell table:style-name="ce83"/>
              <table:table-cell table:style-name="ce95" office:value-type="string">
                <text:p>EmifId</text:p>
              </table:table-cell>
              <table:table-cell table:style-name="ce137" office:value-type="string">
                <text:p>7:0</text:p>
              </table:table-cell>
              <table:table-cell table:style-name="ce137" office:value-type="string">
                <text:p>RO</text:p>
              </table:table-cell>
              <table:table-cell table:style-name="ce137" office:value-type="string">
                <text:p>0x42</text:p>
              </table:table-cell>
              <table:table-cell table:style-name="ce180" office:value-type="string">
                <text:p>Information that uniquely identifies the type of EMIF element instantiated by the FPGA.  </text:p>
              </table:table-cell>
              <table:table-cell table:style-name="ce208" table:number-columns-repeated="1007"/>
              <table:table-cell table:number-columns-repeated="3"/>
            </table:table-row>
            <table:table-row table:style-name="ro5" table:visibility="collapse">
              <table:table-cell/>
              <table:covered-table-cell table:style-name="ce7"/>
              <table:covered-table-cell table:style-name="ce26"/>
              <table:table-cell table:style-name="ce45" office:value-type="string" table:number-columns-spanned="1" table:number-rows-spanned="2">
                <text:p>EMIF1</text:p>
              </table:table-cell>
              <table:table-cell table:style-name="ce70" office:value-type="string" table:number-columns-spanned="1" table:number-rows-spanned="2">
                <text:p>0x01</text:p>
              </table:table-cell>
              <table:table-cell table:style-name="ce70" office:value-type="float" office:value="1" table:number-columns-spanned="1" table:number-rows-spanned="2">
                <text:p>1</text:p>
              </table:table-cell>
              <table:table-cell table:style-name="ce83" office:value-type="string" table:number-columns-spanned="1" table:number-rows-spanned="2">
                <text:p>RO</text:p>
              </table:table-cell>
              <table:table-cell table:style-name="ce96" office:value-type="string" table:number-columns-spanned="5" table:number-rows-spanned="1">
                <text:p>Version of the External Memory Interface</text:p>
              </table:table-cell>
              <table:covered-table-cell table:number-columns-repeated="3" table:style-name="ce137"/>
              <table:covered-table-cell table:style-name="ce180"/>
              <table:table-cell table:style-name="ce208" table:number-columns-repeated="1007"/>
              <table:table-cell table:number-columns-repeated="3"/>
            </table:table-row>
            <table:table-row table:style-name="ro5" table:visibility="collapse">
              <table:table-cell/>
              <table:covered-table-cell table:style-name="ce8"/>
              <table:covered-table-cell table:style-name="ce29"/>
              <table:covered-table-cell table:style-name="ce46"/>
              <table:covered-table-cell table:number-columns-repeated="2" table:style-name="ce71"/>
              <table:covered-table-cell table:style-name="ce84"/>
              <table:table-cell table:style-name="ce95" office:value-type="string">
                <text:p>VersionId</text:p>
              </table:table-cell>
              <table:table-cell table:style-name="ce137" office:value-type="string">
                <text:p>7:0</text:p>
              </table:table-cell>
              <table:table-cell table:style-name="ce137" office:value-type="string">
                <text:p>RO</text:p>
              </table:table-cell>
              <table:table-cell table:style-name="ce137" office:value-type="string">
                <text:p>0x01</text:p>
              </table:table-cell>
              <table:table-cell table:style-name="ce181" office:value-type="string">
                <text:p>Version of the instantiated EMIF.</text:p>
              </table:table-cell>
              <table:table-cell table:style-name="ce208" table:number-columns-repeated="1007"/>
              <table:table-cell table:number-columns-repeated="3"/>
            </table:table-row>
            <table:table-row table:style-name="ro5" table:visibility="collapse">
              <table:table-cell/>
              <table:covered-table-cell table:style-name="ce8"/>
              <table:covered-table-cell table:style-name="ce29"/>
              <table:table-cell table:style-name="ce46" office:value-type="string" table:number-columns-spanned="1" table:number-rows-spanned="2">
                <text:p>EMIF2</text:p>
              </table:table-cell>
              <table:table-cell table:style-name="ce71" office:value-type="string" table:number-columns-spanned="1" table:number-rows-spanned="2">
                <text:p>0x02</text:p>
              </table:table-cell>
              <table:table-cell table:style-name="ce71" office:value-type="float" office:value="1" table:number-columns-spanned="1" table:number-rows-spanned="2">
                <text:p>1</text:p>
              </table:table-cell>
              <table:table-cell table:style-name="ce84" office:value-type="string" table:number-columns-spanned="1" table:number-rows-spanned="2">
                <text:p>RO</text:p>
              </table:table-cell>
              <table:table-cell table:style-name="ce96" office:value-type="string" table:number-columns-spanned="5" table:number-rows-spanned="1">
                <text:p>Revision of the External Memory Interface</text:p>
              </table:table-cell>
              <table:covered-table-cell table:number-columns-repeated="3" table:style-name="ce137"/>
              <table:covered-table-cell table:style-name="ce181"/>
              <table:table-cell table:style-name="ce208" table:number-columns-repeated="1007"/>
              <table:table-cell table:number-columns-repeated="3"/>
            </table:table-row>
            <table:table-row table:style-name="ro5" table:visibility="collapse">
              <table:table-cell/>
              <table:covered-table-cell table:style-name="ce8"/>
              <table:covered-table-cell table:style-name="ce29"/>
              <table:covered-table-cell table:style-name="ce46"/>
              <table:covered-table-cell table:number-columns-repeated="2" table:style-name="ce71"/>
              <table:covered-table-cell table:style-name="ce84"/>
              <table:table-cell table:style-name="ce95" office:value-type="string">
                <text:p>RevisionId</text:p>
              </table:table-cell>
              <table:table-cell table:style-name="ce137" office:value-type="string">
                <text:p>7:0</text:p>
              </table:table-cell>
              <table:table-cell table:style-name="ce137" office:value-type="string">
                <text:p>RO</text:p>
              </table:table-cell>
              <table:table-cell table:style-name="ce137" office:value-type="string">
                <text:p>0x00</text:p>
              </table:table-cell>
              <table:table-cell table:style-name="ce181" office:value-type="string">
                <text:p>Revision of the instantiated EMIF.</text:p>
              </table:table-cell>
              <table:table-cell table:style-name="ce208" table:number-columns-repeated="1007"/>
              <table:table-cell table:number-columns-repeated="3"/>
            </table:table-row>
            <table:table-row table:style-name="ro5" table:visibility="collapse">
              <table:table-cell/>
              <table:covered-table-cell table:style-name="ce8"/>
              <table:covered-table-cell table:style-name="ce29"/>
              <table:table-cell table:style-name="ce47" office:value-type="string" table:number-columns-spanned="1" table:number-rows-spanned="2">
                <text:p>EMIF3</text:p>
              </table:table-cell>
              <table:table-cell table:style-name="ce72" office:value-type="string" table:number-columns-spanned="1" table:number-rows-spanned="2">
                <text:p>0x03</text:p>
              </table:table-cell>
              <table:table-cell table:style-name="ce72" office:value-type="float" office:value="1" table:number-columns-spanned="1" table:number-rows-spanned="2">
                <text:p>1</text:p>
              </table:table-cell>
              <table:table-cell table:style-name="ce85" office:value-type="string" table:number-columns-spanned="1" table:number-rows-spanned="2">
                <text:p>RO</text:p>
              </table:table-cell>
              <table:table-cell table:style-name="ce96" office:value-type="string" table:number-columns-spanned="5" table:number-rows-spanned="1">
                <text:p>Reserved</text:p>
              </table:table-cell>
              <table:covered-table-cell table:number-columns-repeated="3" table:style-name="ce137"/>
              <table:covered-table-cell table:style-name="ce181"/>
              <table:table-cell table:style-name="ce208" table:number-columns-repeated="1007"/>
              <table:table-cell table:number-columns-repeated="3"/>
            </table:table-row>
            <table:table-row table:style-name="ro5" table:visibility="collapse">
              <table:table-cell/>
              <table:covered-table-cell table:style-name="ce8"/>
              <table:covered-table-cell table:style-name="ce29"/>
              <table:covered-table-cell table:style-name="ce47"/>
              <table:covered-table-cell table:number-columns-repeated="2" table:style-name="ce72"/>
              <table:covered-table-cell table:style-name="ce85"/>
              <table:table-cell table:style-name="ce97" office:value-type="string">
                <text:p>Reserved</text:p>
              </table:table-cell>
              <table:table-cell table:style-name="ce138" office:value-type="string">
                <text:p>7:0</text:p>
              </table:table-cell>
              <table:table-cell table:style-name="ce138" office:value-type="string">
                <text:p>RO</text:p>
              </table:table-cell>
              <table:table-cell table:style-name="ce138" office:value-type="string">
                <text:p>0x00</text:p>
              </table:table-cell>
              <table:table-cell table:style-name="ce182" office:value-type="string">
                <text:p>Not used.</text:p>
              </table:table-cell>
              <table:table-cell table:style-name="ce208" table:number-columns-repeated="1007"/>
              <table:table-cell table:number-columns-repeated="3"/>
            </table:table-row>
          </table:table-row-group>
          <table:table-row table:style-name="ro4">
            <table:table-cell/>
            <table:covered-table-cell table:style-name="ce8"/>
            <table:covered-table-cell table:style-name="ce29"/>
            <table:table-cell table:style-name="ce48" office:value-type="string" table:number-columns-spanned="9" table:number-rows-spanned="1">
              <text:p><text:s/>TOP[0:3] Configuration Registers</text:p>
            </table:table-cell>
            <table:covered-table-cell table:number-columns-repeated="2" table:style-name="ce71"/>
            <table:covered-table-cell table:style-name="ce84"/>
            <table:covered-table-cell table:style-name="Default"/>
            <table:covered-table-cell table:number-columns-repeated="3" table:style-name="ce135"/>
            <table:covered-table-cell table:style-name="ce183"/>
            <table:table-cell table:style-name="ce208" table:number-columns-repeated="1007"/>
            <table:table-cell table:number-columns-repeated="3"/>
          </table:table-row>
          <table:table-row-group table:display="false">
            <table:table-row table:style-name="ro5" table:visibility="collapse">
              <table:table-cell/>
              <table:covered-table-cell table:style-name="ce8"/>
              <table:covered-table-cell table:style-name="ce29"/>
              <table:table-cell table:style-name="ce44" office:value-type="string" table:number-columns-spanned="1" table:number-rows-spanned="2">
                <text:p>TOP0</text:p>
              </table:table-cell>
              <table:table-cell table:style-name="ce69" office:value-type="string" table:number-columns-spanned="1" table:number-rows-spanned="2">
                <text:p>0x04</text:p>
              </table:table-cell>
              <table:table-cell table:style-name="ce69" office:value-type="float" office:value="1" table:number-columns-spanned="1" table:number-rows-spanned="2">
                <text:p>1</text:p>
              </table:table-cell>
              <table:table-cell table:style-name="ce82" office:value-type="string" table:number-columns-spanned="1" table:number-rows-spanned="2">
                <text:p>RO</text:p>
              </table:table-cell>
              <table:table-cell table:style-name="ce98" office:value-type="string" table:number-columns-spanned="5" table:number-rows-spanned="1">
                <text:p>Vital product data</text:p>
              </table:table-cell>
              <table:covered-table-cell table:number-columns-repeated="3" table:style-name="ce139"/>
              <table:covered-table-cell table:style-name="ce184"/>
              <table:table-cell table:style-name="ce208" table:number-columns-repeated="1007"/>
              <table:table-cell table:number-columns-repeated="3"/>
            </table:table-row>
            <table:table-row table:style-name="ro7" table:visibility="collapse">
              <table:table-cell/>
              <table:covered-table-cell table:style-name="ce8"/>
              <table:covered-table-cell table:style-name="ce29"/>
              <table:covered-table-cell table:style-name="ce45"/>
              <table:covered-table-cell table:number-columns-repeated="2" table:style-name="ce70"/>
              <table:covered-table-cell table:style-name="ce83"/>
              <table:table-cell table:style-name="ce99" office:value-type="string">
                <text:p>TopId</text:p>
              </table:table-cell>
              <table:table-cell table:style-name="ce137" office:value-type="string">
                <text:p>7:0</text:p>
              </table:table-cell>
              <table:table-cell table:style-name="ce137" office:value-type="string">
                <text:p>RO</text:p>
              </table:table-cell>
              <table:table-cell table:style-name="ce137" office:value-type="string">
                <text:p>0x0</text:p>
              </table:table-cell>
              <table:table-cell table:style-name="ce180" office:value-type="string">
                <text:p>Information that uniquely identifies the type of TOP element instantiated by the FPGA.</text:p>
                <text:p><text:s text:c="4"/>[0x01] is for the default Flash top-level.</text:p>
                <text:p><text:s text:c="4"/>[0x81] is for the default User top-level..</text:p>
              </table:table-cell>
              <table:table-cell table:style-name="ce208" table:number-columns-repeated="1007"/>
              <table:table-cell table:number-columns-repeated="3"/>
            </table:table-row>
            <table:table-row table:style-name="ro8" table:visibility="collapse">
              <table:table-cell/>
              <table:covered-table-cell table:style-name="ce8"/>
              <table:covered-table-cell table:style-name="ce29"/>
              <table:table-cell table:style-name="ce45" office:value-type="string" table:number-columns-spanned="1" table:number-rows-spanned="2">
                <text:p>TOP1</text:p>
              </table:table-cell>
              <table:table-cell table:style-name="ce70" office:value-type="string" table:number-columns-spanned="1" table:number-rows-spanned="2">
                <text:p>0x05</text:p>
              </table:table-cell>
              <table:table-cell table:style-name="ce70" office:value-type="float" office:value="1" table:number-columns-spanned="1" table:number-rows-spanned="2">
                <text:p>1</text:p>
              </table:table-cell>
              <table:table-cell table:style-name="ce83" office:value-type="string" table:number-columns-spanned="1" table:number-rows-spanned="2">
                <text:p>RO</text:p>
              </table:table-cell>
              <table:table-cell table:style-name="ce100" office:value-type="string" table:number-columns-spanned="5" table:number-rows-spanned="1">
                <text:p>Year of the Top build</text:p>
              </table:table-cell>
              <table:covered-table-cell table:number-columns-repeated="3" table:style-name="ce137"/>
              <table:covered-table-cell table:style-name="ce180"/>
              <table:table-cell table:style-name="ce208" table:number-columns-repeated="1007"/>
              <table:table-cell table:number-columns-repeated="3"/>
            </table:table-row>
            <table:table-row table:style-name="ro5" table:visibility="collapse">
              <table:table-cell/>
              <table:covered-table-cell table:style-name="ce8"/>
              <table:covered-table-cell table:style-name="ce29"/>
              <table:covered-table-cell table:style-name="ce45"/>
              <table:covered-table-cell table:number-columns-repeated="2" table:style-name="ce70"/>
              <table:covered-table-cell table:style-name="ce83"/>
              <table:table-cell table:style-name="ce99" office:value-type="string">
                <text:p>DateYear</text:p>
              </table:table-cell>
              <table:table-cell table:style-name="ce137" office:value-type="string">
                <text:p>7:0</text:p>
              </table:table-cell>
              <table:table-cell table:style-name="ce137" office:value-type="string">
                <text:p>RO</text:p>
              </table:table-cell>
              <table:table-cell table:style-name="ce137" office:value-type="string">
                <text:p>0x00</text:p>
              </table:table-cell>
              <table:table-cell table:style-name="ce181" office:value-type="string">
                <text:p>The year date of the generated bitstream (0 stands for 2000).</text:p>
              </table:table-cell>
              <table:table-cell table:style-name="ce208" table:number-columns-repeated="1007"/>
              <table:table-cell table:number-columns-repeated="3"/>
            </table:table-row>
            <table:table-row table:style-name="ro8" table:visibility="collapse">
              <table:table-cell/>
              <table:covered-table-cell table:style-name="ce8"/>
              <table:covered-table-cell table:style-name="ce29"/>
              <table:table-cell table:style-name="ce45" office:value-type="string" table:number-columns-spanned="1" table:number-rows-spanned="2">
                <text:p>TOP2</text:p>
              </table:table-cell>
              <table:table-cell table:style-name="ce70" office:value-type="string" table:number-columns-spanned="1" table:number-rows-spanned="2">
                <text:p>0x06</text:p>
              </table:table-cell>
              <table:table-cell table:style-name="ce70" office:value-type="float" office:value="1" table:number-columns-spanned="1" table:number-rows-spanned="2">
                <text:p>1</text:p>
              </table:table-cell>
              <table:table-cell table:style-name="ce83" office:value-type="string" table:number-columns-spanned="1" table:number-rows-spanned="2">
                <text:p>RO</text:p>
              </table:table-cell>
              <table:table-cell table:style-name="ce100" office:value-type="string" table:number-columns-spanned="5" table:number-rows-spanned="1">
                <text:p>Month of the Top build</text:p>
              </table:table-cell>
              <table:covered-table-cell table:number-columns-repeated="3" table:style-name="ce137"/>
              <table:covered-table-cell table:style-name="ce181"/>
              <table:table-cell table:style-name="ce208" table:number-columns-repeated="1007"/>
              <table:table-cell table:number-columns-repeated="3"/>
            </table:table-row>
            <table:table-row table:style-name="ro5" table:visibility="collapse">
              <table:table-cell/>
              <table:covered-table-cell table:style-name="ce8"/>
              <table:covered-table-cell table:style-name="ce29"/>
              <table:covered-table-cell table:style-name="ce45"/>
              <table:covered-table-cell table:number-columns-repeated="2" table:style-name="ce70"/>
              <table:covered-table-cell table:style-name="ce83"/>
              <table:table-cell table:style-name="ce99" office:value-type="string">
                <text:p>DateMonth</text:p>
              </table:table-cell>
              <table:table-cell table:style-name="ce137" office:value-type="string">
                <text:p>7:0</text:p>
              </table:table-cell>
              <table:table-cell table:style-name="ce137" office:value-type="string">
                <text:p>RO</text:p>
              </table:table-cell>
              <table:table-cell table:style-name="ce137" office:value-type="string">
                <text:p>0x00</text:p>
              </table:table-cell>
              <table:table-cell table:style-name="ce181" office:value-type="string">
                <text:p>The month date of the generated bitstream.</text:p>
              </table:table-cell>
              <table:table-cell table:style-name="ce208" table:number-columns-repeated="1007"/>
              <table:table-cell table:number-columns-repeated="3"/>
            </table:table-row>
            <table:table-row table:style-name="ro8" table:visibility="collapse">
              <table:table-cell/>
              <table:covered-table-cell table:style-name="ce8"/>
              <table:covered-table-cell table:style-name="ce29"/>
              <table:table-cell table:style-name="ce47" office:value-type="string" table:number-columns-spanned="1" table:number-rows-spanned="2">
                <text:p>TOP3</text:p>
              </table:table-cell>
              <table:table-cell table:style-name="ce72" office:value-type="string" table:number-columns-spanned="1" table:number-rows-spanned="2">
                <text:p>0x07</text:p>
              </table:table-cell>
              <table:table-cell table:style-name="ce72" office:value-type="float" office:value="1" table:number-columns-spanned="1" table:number-rows-spanned="2">
                <text:p>1</text:p>
              </table:table-cell>
              <table:table-cell table:style-name="ce85" office:value-type="string" table:number-columns-spanned="1" table:number-rows-spanned="2">
                <text:p>RO</text:p>
              </table:table-cell>
              <table:table-cell table:style-name="ce100" office:value-type="string" table:number-columns-spanned="5" table:number-rows-spanned="1">
                <text:p>Day of the Top build</text:p>
              </table:table-cell>
              <table:covered-table-cell table:number-columns-repeated="3" table:style-name="ce137"/>
              <table:covered-table-cell table:style-name="ce181"/>
              <table:table-cell table:style-name="ce208" table:number-columns-repeated="1007"/>
              <table:table-cell table:number-columns-repeated="3"/>
            </table:table-row>
            <table:table-row table:style-name="ro5" table:visibility="collapse">
              <table:table-cell/>
              <table:covered-table-cell table:style-name="ce8"/>
              <table:covered-table-cell table:style-name="ce29"/>
              <table:covered-table-cell table:style-name="ce47"/>
              <table:covered-table-cell table:number-columns-repeated="2" table:style-name="ce72"/>
              <table:covered-table-cell table:style-name="ce85"/>
              <table:table-cell table:style-name="ce97" office:value-type="string">
                <text:p>DateDay</text:p>
              </table:table-cell>
              <table:table-cell table:style-name="ce138" office:value-type="string">
                <text:p>7:0</text:p>
              </table:table-cell>
              <table:table-cell table:style-name="ce138" office:value-type="string">
                <text:p>RO</text:p>
              </table:table-cell>
              <table:table-cell table:style-name="ce138" office:value-type="string">
                <text:p>0x00</text:p>
              </table:table-cell>
              <table:table-cell table:style-name="ce182" office:value-type="string">
                <text:p>The day date of the generated bitstream.</text:p>
              </table:table-cell>
              <table:table-cell table:style-name="ce208" table:number-columns-repeated="1007"/>
              <table:table-cell table:number-columns-repeated="3"/>
            </table:table-row>
          </table:table-row-group>
          <table:table-row table:style-name="ro4">
            <table:table-cell/>
            <table:covered-table-cell table:style-name="ce8"/>
            <table:covered-table-cell table:style-name="ce29"/>
            <table:table-cell table:style-name="ce48" office:value-type="string" table:number-columns-spanned="9" table:number-rows-spanned="1">
              <text:p><text:s/>SHELL[0:3] Configuration <text:s/>Registers</text:p>
            </table:table-cell>
            <table:covered-table-cell table:number-columns-repeated="2" table:style-name="ce73"/>
            <table:covered-table-cell table:style-name="ce86"/>
            <table:covered-table-cell table:style-name="ce101"/>
            <table:covered-table-cell table:number-columns-repeated="3" table:style-name="ce140"/>
            <table:covered-table-cell table:style-name="ce185"/>
            <table:table-cell table:style-name="ce208" table:number-columns-repeated="1007"/>
            <table:table-cell table:number-columns-repeated="3"/>
          </table:table-row>
          <table:table-row-group table:display="false">
            <table:table-row table:style-name="ro4" table:visibility="collapse">
              <table:table-cell/>
              <table:covered-table-cell table:style-name="ce8"/>
              <table:covered-table-cell table:style-name="ce29"/>
              <table:table-cell table:style-name="ce49" office:value-type="string">
                <text:p>SHELL0</text:p>
              </table:table-cell>
              <table:table-cell table:style-name="ce68" office:value-type="string">
                <text:p>0x08</text:p>
              </table:table-cell>
              <table:table-cell table:style-name="ce68"/>
              <table:table-cell table:style-name="ce81"/>
              <table:table-cell table:style-name="ce102"/>
              <table:table-cell table:style-name="ce139" table:number-columns-repeated="3"/>
              <table:table-cell table:style-name="ce184"/>
              <table:table-cell table:style-name="ce208" table:number-columns-repeated="1007"/>
              <table:table-cell table:number-columns-repeated="3"/>
            </table:table-row>
            <table:table-row table:style-name="ro4" table:visibility="collapse">
              <table:table-cell/>
              <table:covered-table-cell table:style-name="ce8"/>
              <table:covered-table-cell table:style-name="ce29"/>
              <table:table-cell table:style-name="ce46" office:value-type="string">
                <text:p>SHELL1</text:p>
              </table:table-cell>
              <table:table-cell table:style-name="ce71" office:value-type="string">
                <text:p>0x09</text:p>
              </table:table-cell>
              <table:table-cell table:style-name="ce71"/>
              <table:table-cell table:style-name="ce84"/>
              <table:table-cell table:style-name="ce99"/>
              <table:table-cell table:style-name="ce137" table:number-columns-repeated="3"/>
              <table:table-cell table:style-name="ce181"/>
              <table:table-cell table:style-name="ce208" table:number-columns-repeated="1007"/>
              <table:table-cell table:number-columns-repeated="3"/>
            </table:table-row>
            <table:table-row table:style-name="ro4" table:visibility="collapse">
              <table:table-cell/>
              <table:covered-table-cell table:style-name="ce8"/>
              <table:covered-table-cell table:style-name="ce29"/>
              <table:table-cell table:style-name="ce46" office:value-type="string">
                <text:p>SHELL2</text:p>
              </table:table-cell>
              <table:table-cell table:style-name="ce71" office:value-type="string">
                <text:p>0x0A</text:p>
              </table:table-cell>
              <table:table-cell table:style-name="ce71"/>
              <table:table-cell table:style-name="ce84"/>
              <table:table-cell table:style-name="ce99"/>
              <table:table-cell table:style-name="ce137" table:number-columns-repeated="3"/>
              <table:table-cell table:style-name="ce181"/>
              <table:table-cell table:style-name="ce208" table:number-columns-repeated="1007"/>
              <table:table-cell table:number-columns-repeated="3"/>
            </table:table-row>
            <table:table-row table:style-name="ro4" table:visibility="collapse">
              <table:table-cell/>
              <table:covered-table-cell table:style-name="ce8"/>
              <table:covered-table-cell table:style-name="ce29"/>
              <table:table-cell table:style-name="ce50" office:value-type="string">
                <text:p>SHELL3</text:p>
              </table:table-cell>
              <table:table-cell table:style-name="ce74" office:value-type="string">
                <text:p>0x0B</text:p>
              </table:table-cell>
              <table:table-cell table:style-name="ce74"/>
              <table:table-cell table:style-name="ce87"/>
              <table:table-cell table:style-name="ce97"/>
              <table:table-cell table:style-name="ce138" table:number-columns-repeated="3"/>
              <table:table-cell table:style-name="ce182"/>
              <table:table-cell table:style-name="ce208" table:number-columns-repeated="1007"/>
              <table:table-cell table:number-columns-repeated="3"/>
            </table:table-row>
          </table:table-row-group>
          <table:table-row table:style-name="ro4">
            <table:table-cell/>
            <table:covered-table-cell table:style-name="ce8"/>
            <table:covered-table-cell table:style-name="ce29"/>
            <table:table-cell table:style-name="ce48" office:value-type="string" table:number-columns-spanned="9" table:number-rows-spanned="1">
              <text:p><text:s/>ROLE[0:3] Configuration Registers</text:p>
            </table:table-cell>
            <table:covered-table-cell table:style-name="Default"/>
            <table:covered-table-cell table:style-name="ce71"/>
            <table:covered-table-cell table:style-name="ce84"/>
            <table:covered-table-cell table:style-name="ce103"/>
            <table:covered-table-cell table:number-columns-repeated="3" table:style-name="ce135"/>
            <table:covered-table-cell table:style-name="ce183"/>
            <table:table-cell table:style-name="ce208" table:number-columns-repeated="1007"/>
            <table:table-cell table:number-columns-repeated="3"/>
          </table:table-row>
          <table:table-row-group table:display="false">
            <table:table-row table:style-name="ro4" table:visibility="collapse">
              <table:table-cell/>
              <table:covered-table-cell table:style-name="ce8"/>
              <table:covered-table-cell table:style-name="ce29"/>
              <table:table-cell table:style-name="ce46" office:value-type="string">
                <text:p>ROLE0</text:p>
              </table:table-cell>
              <table:table-cell table:style-name="ce71" office:value-type="string">
                <text:p>0x0C</text:p>
              </table:table-cell>
              <table:table-cell table:style-name="ce71"/>
              <table:table-cell table:style-name="ce84"/>
              <table:table-cell table:style-name="ce104"/>
              <table:table-cell table:style-name="ce141" table:number-columns-repeated="3"/>
              <table:table-cell table:style-name="ce186"/>
              <table:table-cell table:style-name="ce208" table:number-columns-repeated="1007"/>
              <table:table-cell table:number-columns-repeated="3"/>
            </table:table-row>
            <table:table-row table:style-name="ro4" table:visibility="collapse">
              <table:table-cell/>
              <table:covered-table-cell table:style-name="ce8"/>
              <table:covered-table-cell table:style-name="ce29"/>
              <table:table-cell table:style-name="ce46" office:value-type="string">
                <text:p>ROLE1</text:p>
              </table:table-cell>
              <table:table-cell table:style-name="ce71" office:value-type="string">
                <text:p>0x0D</text:p>
              </table:table-cell>
              <table:table-cell table:style-name="ce71"/>
              <table:table-cell table:style-name="ce84"/>
              <table:table-cell table:style-name="ce104"/>
              <table:table-cell table:style-name="ce141" table:number-columns-repeated="3"/>
              <table:table-cell table:style-name="ce186"/>
              <table:table-cell table:style-name="ce208" table:number-columns-repeated="1007"/>
              <table:table-cell table:number-columns-repeated="3"/>
            </table:table-row>
            <table:table-row table:style-name="ro4" table:visibility="collapse">
              <table:table-cell/>
              <table:covered-table-cell table:style-name="ce8"/>
              <table:covered-table-cell table:style-name="ce29"/>
              <table:table-cell table:style-name="ce46" office:value-type="string">
                <text:p>ROLE2</text:p>
              </table:table-cell>
              <table:table-cell table:style-name="ce71" office:value-type="string">
                <text:p>0x0E</text:p>
              </table:table-cell>
              <table:table-cell table:style-name="ce71"/>
              <table:table-cell table:style-name="ce84"/>
              <table:table-cell table:style-name="ce104"/>
              <table:table-cell table:style-name="ce141" table:number-columns-repeated="3"/>
              <table:table-cell table:style-name="ce186"/>
              <table:table-cell table:style-name="ce208" table:number-columns-repeated="1007"/>
              <table:table-cell table:number-columns-repeated="3"/>
            </table:table-row>
            <table:table-row table:style-name="ro4" table:visibility="collapse">
              <table:table-cell/>
              <table:covered-table-cell table:style-name="ce9"/>
              <table:covered-table-cell table:style-name="ce30"/>
              <table:table-cell table:style-name="ce50" office:value-type="string">
                <text:p>ROLE3</text:p>
              </table:table-cell>
              <table:table-cell table:style-name="ce74" office:value-type="string">
                <text:p>0x0F</text:p>
              </table:table-cell>
              <table:table-cell table:style-name="ce74"/>
              <table:table-cell table:style-name="ce87"/>
              <table:table-cell table:style-name="ce104"/>
              <table:table-cell table:style-name="ce141" table:number-columns-repeated="3"/>
              <table:table-cell table:style-name="ce186"/>
              <table:table-cell table:style-name="ce208" table:number-columns-repeated="1007"/>
              <table:table-cell table:number-columns-repeated="3"/>
            </table:table-row>
          </table:table-row-group>
        </table:table-row-group>
        <table:table-row table:style-name="ro8">
          <table:table-cell/>
          <table:table-cell table:style-name="Default" table:number-columns-repeated="11"/>
          <table:table-cell table:number-columns-repeated="1010"/>
        </table:table-row>
        <table:table-row table:style-name="ro3">
          <table:table-cell table:style-name="ce1"/>
          <table:table-cell table:style-name="ce6" office:value-type="string" table:number-columns-spanned="11" table:number-rows-spanned="1">
            <text:p><text:s/>Physical Registers</text:p>
          </table:table-cell>
          <table:covered-table-cell table:style-name="ce28"/>
          <table:covered-table-cell table:style-name="ce42"/>
          <table:covered-table-cell table:number-columns-repeated="3" table:style-name="ce67"/>
          <table:covered-table-cell table:number-columns-repeated="4" table:style-name="ce92"/>
          <table:covered-table-cell table:style-name="ce177"/>
          <table:table-cell table:style-name="ce1" table:number-columns-repeated="1010"/>
        </table:table-row>
        <table:table-row table:style-name="ro3">
          <table:table-cell table:style-name="ce1"/>
          <table:table-cell table:style-name="ce10" office:value-type="string" table:number-columns-spanned="1" table:number-rows-spanned="17">
            <text:p>PHY</text:p>
          </table:table-cell>
          <table:table-cell table:style-name="ce31" office:value-type="string" table:number-columns-spanned="1" table:number-rows-spanned="17">
            <text:p>[0x10]</text:p>
          </table:table-cell>
          <table:table-cell table:style-name="ce43" office:value-type="string" table:number-columns-spanned="9" table:number-rows-spanned="1">
            <text:p><text:s/>Status Registers</text:p>
          </table:table-cell>
          <table:covered-table-cell table:number-columns-repeated="3" table:style-name="ce67"/>
          <table:covered-table-cell table:number-columns-repeated="4" table:style-name="ce92"/>
          <table:covered-table-cell table:style-name="ce177"/>
          <table:table-cell table:style-name="ce1" table:number-columns-repeated="1010"/>
        </table:table-row>
        <table:table-row-group table:display="false">
          <table:table-row table:style-name="ro8" table:visibility="collapse">
            <table:table-cell/>
            <table:covered-table-cell table:style-name="ce11"/>
            <table:covered-table-cell table:style-name="ce32"/>
            <table:table-cell table:style-name="ce51" office:value-type="string" table:number-columns-spanned="1" table:number-rows-spanned="6">
              <text:p>STATUS</text:p>
            </table:table-cell>
            <table:table-cell table:style-name="ce39" office:value-type="string" table:number-columns-spanned="1" table:number-rows-spanned="6">
              <text:p>0x00</text:p>
            </table:table-cell>
            <table:table-cell table:style-name="ce39" office:value-type="float" office:value="1" table:number-columns-spanned="1" table:number-rows-spanned="6">
              <text:p>1</text:p>
            </table:table-cell>
            <table:table-cell table:style-name="ce39" office:value-type="string" table:number-columns-spanned="1" table:number-rows-spanned="6">
              <text:p>RO</text:p>
            </table:table-cell>
            <table:table-cell table:style-name="ce105" office:value-type="string" table:number-columns-spanned="5" table:number-rows-spanned="1">
              <text:p>Status of the main cores</text:p>
            </table:table-cell>
            <table:covered-table-cell table:style-name="ce142"/>
            <table:covered-table-cell table:number-columns-repeated="2" table:style-name="ce132"/>
            <table:covered-table-cell table:style-name="ce175"/>
            <table:table-cell table:style-name="ce209" table:number-columns-repeated="1007"/>
            <table:table-cell table:number-columns-repeated="3"/>
          </table:table-row>
          <table:table-row table:style-name="ro9" table:visibility="collapse">
            <table:table-cell/>
            <table:covered-table-cell table:style-name="ce12"/>
            <table:covered-table-cell table:style-name="ce33"/>
            <table:covered-table-cell table:style-name="ce52"/>
            <table:covered-table-cell table:number-columns-repeated="3" table:style-name="ce75"/>
            <table:table-cell table:style-name="ce95" office:value-type="string">
              <text:p>MC0_InitCalibComplete</text:p>
            </table:table-cell>
            <table:table-cell table:style-name="ce137" office:value-type="float" office:value="0">
              <text:p>0</text:p>
            </table:table-cell>
            <table:table-cell table:style-name="ce137" office:value-type="string">
              <text:p>RO</text:p>
            </table:table-cell>
            <table:table-cell table:style-name="ce137" office:value-type="string">
              <text:p>0x0</text:p>
            </table:table-cell>
            <table:table-cell table:style-name="ce180" office:value-type="string">
              <text:p>When set, indicates that the initialization and calibration of the memory channel #0 are complete and that the interface is now ready to accept commands for the interface.</text:p>
            </table:table-cell>
            <table:table-cell table:style-name="ce208" table:number-columns-repeated="1007"/>
            <table:table-cell table:number-columns-repeated="3"/>
          </table:table-row>
          <table:table-row table:style-name="ro10" table:visibility="collapse">
            <table:table-cell/>
            <table:covered-table-cell table:style-name="ce12"/>
            <table:covered-table-cell table:style-name="ce33"/>
            <table:covered-table-cell table:style-name="ce52"/>
            <table:covered-table-cell table:number-columns-repeated="3" table:style-name="ce75"/>
            <table:table-cell table:style-name="ce95" office:value-type="string">
              <text:p>MC1_InitCalibComplete</text:p>
            </table:table-cell>
            <table:table-cell table:style-name="ce137" office:value-type="float" office:value="1">
              <text:p>1</text:p>
            </table:table-cell>
            <table:table-cell table:style-name="ce137" office:value-type="string">
              <text:p>RO</text:p>
            </table:table-cell>
            <table:table-cell table:style-name="ce137" office:value-type="string">
              <text:p>0x0</text:p>
            </table:table-cell>
            <table:table-cell table:style-name="ce180" office:value-type="string">
              <text:p>When set, indicates that the initialization and calibration of the memory channel #1 are complete and that the interface is now ready to accept commands for the interface.</text:p>
            </table:table-cell>
            <table:table-cell table:style-name="ce208" table:number-columns-repeated="1007"/>
            <table:table-cell table:number-columns-repeated="3"/>
          </table:table-row>
          <table:table-row table:style-name="ro6" table:visibility="collapse">
            <table:table-cell/>
            <table:covered-table-cell table:style-name="ce12"/>
            <table:covered-table-cell table:style-name="ce33"/>
            <table:covered-table-cell table:style-name="ce52"/>
            <table:covered-table-cell table:number-columns-repeated="3" table:style-name="ce75"/>
            <table:table-cell table:style-name="ce95" office:value-type="string">
              <text:p>ETH0_CoreReady</text:p>
            </table:table-cell>
            <table:table-cell table:style-name="ce137" office:value-type="float" office:value="2">
              <text:p>2</text:p>
            </table:table-cell>
            <table:table-cell table:style-name="ce137" office:value-type="string">
              <text:p>RO</text:p>
            </table:table-cell>
            <table:table-cell table:style-name="ce137" office:value-type="string">
              <text:p>0x0</text:p>
            </table:table-cell>
            <table:table-cell table:style-name="ce187" office:value-type="string">
              <text:p>When set, indicates that the PCS block is locked and there is no MAC remote or local fault.</text:p>
            </table:table-cell>
            <table:table-cell table:style-name="ce208" table:number-columns-repeated="1007"/>
            <table:table-cell table:number-columns-repeated="3"/>
          </table:table-row>
          <table:table-row table:style-name="ro5" table:visibility="collapse">
            <table:table-cell/>
            <table:covered-table-cell table:style-name="ce12"/>
            <table:covered-table-cell table:style-name="ce33"/>
            <table:covered-table-cell table:style-name="ce52"/>
            <table:covered-table-cell table:number-columns-repeated="3" table:style-name="ce75"/>
            <table:table-cell table:style-name="ce95" office:value-type="string">
              <text:p>ETH0_QpllLock</text:p>
            </table:table-cell>
            <table:table-cell table:style-name="ce137" office:value-type="float" office:value="3">
              <text:p>3</text:p>
            </table:table-cell>
            <table:table-cell table:style-name="ce137" office:value-type="string">
              <text:p>RO</text:p>
            </table:table-cell>
            <table:table-cell table:style-name="ce137" office:value-type="string">
              <text:p>0x0</text:p>
            </table:table-cell>
            <table:table-cell table:style-name="ce188" office:value-type="string">
              <text:p>Lock indication from QPLL block in core.</text:p>
            </table:table-cell>
            <table:table-cell table:style-name="ce208" table:number-columns-repeated="1007"/>
            <table:table-cell table:number-columns-repeated="3"/>
          </table:table-row>
          <table:table-row table:style-name="ro5" table:visibility="collapse">
            <table:table-cell/>
            <table:covered-table-cell table:style-name="ce12"/>
            <table:covered-table-cell table:style-name="ce33"/>
            <table:covered-table-cell table:style-name="ce52"/>
            <table:covered-table-cell table:number-columns-repeated="3" table:style-name="ce75"/>
            <table:table-cell table:style-name="ce106" office:value-type="string">
              <text:p>Nu</text:p>
            </table:table-cell>
            <table:table-cell table:style-name="ce143" office:value-type="string">
              <text:p>7:4</text:p>
            </table:table-cell>
            <table:table-cell table:style-name="ce146" office:value-type="string">
              <text:p>RO</text:p>
            </table:table-cell>
            <table:table-cell table:style-name="ce138" office:value-type="string">
              <text:p>0x0</text:p>
            </table:table-cell>
            <table:table-cell table:style-name="ce189" office:value-type="string">
              <text:p>Not used.</text:p>
            </table:table-cell>
            <table:table-cell table:style-name="ce208" table:number-columns-repeated="1007"/>
            <table:table-cell table:number-columns-repeated="3"/>
          </table:table-row>
        </table:table-row-group>
        <table:table-row table:style-name="ro4">
          <table:table-cell/>
          <table:covered-table-cell table:style-name="ce12"/>
          <table:covered-table-cell table:style-name="ce33"/>
          <table:table-cell table:style-name="ce43" office:value-type="string" table:number-columns-spanned="9" table:number-rows-spanned="1">
            <text:p><text:s/>Gigabit Transceiver Control Registers</text:p>
          </table:table-cell>
          <table:covered-table-cell table:number-columns-repeated="3" table:style-name="ce75"/>
          <table:covered-table-cell table:style-name="ce106"/>
          <table:covered-table-cell table:style-name="ce143"/>
          <table:covered-table-cell table:style-name="ce146"/>
          <table:covered-table-cell table:style-name="ce138"/>
          <table:covered-table-cell table:style-name="ce189"/>
          <table:table-cell table:style-name="ce208" table:number-columns-repeated="1007"/>
          <table:table-cell table:number-columns-repeated="3"/>
        </table:table-row>
        <table:table-row-group table:display="false">
          <table:table-row table:style-name="ro8" table:visibility="collapse">
            <table:table-cell/>
            <table:covered-table-cell table:style-name="ce11"/>
            <table:covered-table-cell table:style-name="ce32"/>
            <table:table-cell table:style-name="ce53" office:value-type="string" table:number-columns-spanned="1" table:number-rows-spanned="4">
              <text:p>GTH0</text:p>
            </table:table-cell>
            <table:table-cell table:style-name="ce39" office:value-type="string" table:number-columns-spanned="1" table:number-rows-spanned="4">
              <text:p>0x01</text:p>
            </table:table-cell>
            <table:table-cell table:style-name="ce39" office:value-type="float" office:value="1" table:number-columns-spanned="1" table:number-rows-spanned="4">
              <text:p>1</text:p>
            </table:table-cell>
            <table:table-cell table:style-name="ce39" office:value-type="string" table:number-columns-spanned="1" table:number-rows-spanned="4">
              <text:p>RW</text:p>
            </table:table-cell>
            <table:table-cell table:style-name="ce107" office:value-type="string">
              <text:p>Configuration and tuning of GTH</text:p>
            </table:table-cell>
            <table:table-cell table:style-name="ce142"/>
            <table:table-cell table:style-name="ce132" table:number-columns-repeated="2"/>
            <table:table-cell table:style-name="ce175"/>
            <table:table-cell table:style-name="ce209" table:number-columns-repeated="1007"/>
            <table:table-cell table:number-columns-repeated="3"/>
          </table:table-row>
          <table:table-row table:style-name="ro11" table:visibility="collapse">
            <table:table-cell/>
            <table:covered-table-cell table:style-name="ce12"/>
            <table:covered-table-cell table:style-name="ce33"/>
            <table:covered-table-cell table:style-name="ce52"/>
            <table:covered-table-cell table:number-columns-repeated="3" table:style-name="ce75"/>
            <table:table-cell table:style-name="ce95" office:value-type="string">
              <text:p>GTH0_RxEqualizationMode</text:p>
            </table:table-cell>
            <table:table-cell table:style-name="ce137" office:value-type="string">
              <text:p>0</text:p>
            </table:table-cell>
            <table:table-cell table:style-name="ce137" office:value-type="string">
              <text:p>RW</text:p>
            </table:table-cell>
            <table:table-cell table:style-name="ce168" office:value-type="string">
              <text:p>0x1</text:p>
            </table:table-cell>
            <table:table-cell table:style-name="ce180" office:value-type="string">
              <text:p>Transceiver receiver equalization mode. </text:p>
              <text:p>Set to 0 to enable decision feedback equalization (DFE) mode.</text:p>
              <text:p>Set to 1 to enable low-power mode (LPM). </text:p>
            </table:table-cell>
            <table:table-cell table:style-name="ce208" table:number-columns-repeated="1007"/>
            <table:table-cell table:number-columns-repeated="3"/>
          </table:table-row>
          <table:table-row table:style-name="ro8" table:visibility="collapse">
            <table:table-cell/>
            <table:covered-table-cell table:style-name="ce11"/>
            <table:covered-table-cell table:style-name="ce32"/>
            <table:covered-table-cell table:style-name="ce54"/>
            <table:covered-table-cell table:number-columns-repeated="3" table:style-name="ce76"/>
            <table:table-cell table:style-name="ce108" office:value-type="string">
              <text:p>Nu</text:p>
            </table:table-cell>
            <table:table-cell table:style-name="ce144" office:value-type="string">
              <text:p>3:1</text:p>
            </table:table-cell>
            <table:table-cell table:style-name="ce144" office:value-type="string">
              <text:p>RW</text:p>
            </table:table-cell>
            <table:table-cell table:style-name="ce144" office:value-type="string">
              <text:p>0x0</text:p>
            </table:table-cell>
            <table:table-cell table:style-name="ce190"/>
            <table:table-cell table:style-name="ce209" table:number-columns-repeated="1007"/>
            <table:table-cell table:number-columns-repeated="3"/>
          </table:table-row>
          <table:table-row table:style-name="ro12" table:visibility="collapse">
            <table:table-cell/>
            <table:covered-table-cell table:style-name="ce11"/>
            <table:covered-table-cell table:style-name="ce32"/>
            <table:covered-table-cell table:style-name="ce54"/>
            <table:covered-table-cell table:number-columns-repeated="3" table:style-name="ce76"/>
            <table:table-cell table:style-name="ce97" office:value-type="string">
              <text:p>GTH0_TxDriverSwing</text:p>
            </table:table-cell>
            <table:table-cell table:style-name="ce145" office:value-type="string">
              <text:p>7:4</text:p>
            </table:table-cell>
            <table:table-cell table:style-name="ce146" office:value-type="string">
              <text:p>RW</text:p>
            </table:table-cell>
            <table:table-cell table:style-name="ce169" office:value-type="string">
              <text:p>0x4</text:p>
            </table:table-cell>
            <table:table-cell table:style-name="ce182" office:value-type="string">
              <text:p><text:span text:style-name="T1">Transceive</text:span><text:span text:style-name="T1">r transmit </text:span><text:span text:style-name="T1">driver </text:span><text:span text:style-name="T1">swing. </text:span></text:p>
              <text:p><text:span text:style-name="T1">The </text:span><text:span text:style-name="T1">default </text:span><text:span text:style-name="T1">value of '4' </text:span><text:span text:style-name="T1">correspon</text:span><text:span text:style-name="T1">ds to a </text:span><text:span text:style-name="T2">peak-to-</text:span><text:span text:style-name="T2">peak </text:span><text:span text:style-name="T2">differential </text:span><text:span text:style-name="T2">voltage of </text:span><text:span text:style-name="T1">460 mV. </text:span><text:span text:style-name="T1">Refer to </text:span><text:span text:style-name="T1">UG576 for </text:span><text:span text:style-name="T1">other </text:span><text:span text:style-name="T1">values.</text:span></text:p>
            </table:table-cell>
            <table:table-cell table:style-name="ce209" table:number-columns-repeated="1007"/>
            <table:table-cell table:number-columns-repeated="3"/>
          </table:table-row>
          <table:table-row table:style-name="ro13" table:visibility="collapse">
            <table:table-cell/>
            <table:covered-table-cell table:style-name="ce13"/>
            <table:covered-table-cell table:style-name="ce34"/>
            <table:table-cell table:style-name="ce51" office:value-type="string" table:number-columns-spanned="1" table:number-rows-spanned="2">
              <text:p>GTH1</text:p>
            </table:table-cell>
            <table:table-cell table:style-name="ce39" office:value-type="string" table:number-columns-spanned="1" table:number-rows-spanned="2">
              <text:p>0x02</text:p>
            </table:table-cell>
            <table:table-cell table:style-name="ce39" office:value-type="float" office:value="1" table:number-columns-spanned="1" table:number-rows-spanned="2">
              <text:p>1</text:p>
            </table:table-cell>
            <table:table-cell table:style-name="ce39" office:value-type="string" table:number-columns-spanned="1" table:number-rows-spanned="2">
              <text:p>RW</text:p>
            </table:table-cell>
            <table:table-cell table:style-name="ce102" office:value-type="string">
              <text:p>GTH0_TxPreCursor [4:0]</text:p>
            </table:table-cell>
            <table:table-cell table:style-name="ce142" office:value-type="string">
              <text:p>4:0</text:p>
            </table:table-cell>
            <table:table-cell table:style-name="ce142" office:value-type="string">
              <text:p>RW</text:p>
            </table:table-cell>
            <table:table-cell table:style-name="ce170" office:value-type="string">
              <text:p>0x05</text:p>
            </table:table-cell>
            <table:table-cell table:style-name="ce191" office:value-type="string">
              <text:p>Transmitter pre-cursor pre-emphasis control.</text:p>
              <text:p>The default value of '5' corresponds to an emphasis of 1.16 dB.</text:p>
              <text:p>Refer to UG576 for other values.</text:p>
            </table:table-cell>
            <table:table-cell table:number-columns-repeated="1010"/>
          </table:table-row>
          <table:table-row table:style-name="ro8" table:visibility="collapse">
            <table:table-cell/>
            <table:covered-table-cell table:style-name="ce11"/>
            <table:covered-table-cell table:style-name="ce32"/>
            <table:covered-table-cell table:style-name="ce55"/>
            <table:covered-table-cell table:number-columns-repeated="3" table:style-name="ce76"/>
            <table:table-cell table:style-name="ce109" office:value-type="string">
              <text:p>Nu</text:p>
            </table:table-cell>
            <table:table-cell table:style-name="ce146" office:value-type="string">
              <text:p>7:5</text:p>
            </table:table-cell>
            <table:table-cell table:style-name="ce146" office:value-type="string">
              <text:p>RW</text:p>
            </table:table-cell>
            <table:table-cell table:style-name="ce146" office:value-type="string">
              <text:p>0x0</text:p>
            </table:table-cell>
            <table:table-cell table:style-name="ce192"/>
            <table:table-cell table:style-name="ce209" table:number-columns-repeated="1007"/>
            <table:table-cell table:number-columns-repeated="3"/>
          </table:table-row>
          <table:table-row table:style-name="ro13" table:visibility="collapse">
            <table:table-cell/>
            <table:covered-table-cell table:style-name="ce13"/>
            <table:covered-table-cell table:style-name="ce34"/>
            <table:table-cell table:style-name="ce56" office:value-type="string" table:number-columns-spanned="1" table:number-rows-spanned="2">
              <text:p>GTH2</text:p>
            </table:table-cell>
            <table:table-cell table:style-name="ce39" office:value-type="string" table:number-columns-spanned="1" table:number-rows-spanned="2">
              <text:p>0x03</text:p>
            </table:table-cell>
            <table:table-cell table:style-name="ce39" office:value-type="float" office:value="1" table:number-columns-spanned="1" table:number-rows-spanned="2">
              <text:p>1</text:p>
            </table:table-cell>
            <table:table-cell table:style-name="ce39" office:value-type="string" table:number-columns-spanned="1" table:number-rows-spanned="2">
              <text:p>RW</text:p>
            </table:table-cell>
            <table:table-cell table:style-name="ce102" office:value-type="string">
              <text:p>GTH0_TxPostCursor [4:0]</text:p>
            </table:table-cell>
            <table:table-cell table:style-name="ce142" office:value-type="string">
              <text:p>4:0</text:p>
            </table:table-cell>
            <table:table-cell table:style-name="ce142" office:value-type="string">
              <text:p>RW</text:p>
            </table:table-cell>
            <table:table-cell table:style-name="ce170" office:value-type="string">
              <text:p>0x05</text:p>
            </table:table-cell>
            <table:table-cell table:style-name="ce191" office:value-type="string">
              <text:p>Transmitter post-cursor pre-emphasis control.</text:p>
              <text:p>The default value of '5' corresponds to an emphasis of 1.16 dB.</text:p>
              <text:p>Refer to UG576 for other values.</text:p>
            </table:table-cell>
            <table:table-cell table:number-columns-repeated="1010"/>
          </table:table-row>
          <table:table-row table:style-name="ro8" table:visibility="collapse">
            <table:table-cell/>
            <table:covered-table-cell table:style-name="ce11"/>
            <table:covered-table-cell table:style-name="ce32"/>
            <table:covered-table-cell table:style-name="ce56"/>
            <table:covered-table-cell table:number-columns-repeated="3" table:style-name="ce76"/>
            <table:table-cell table:style-name="ce109" office:value-type="string">
              <text:p>Nu</text:p>
            </table:table-cell>
            <table:table-cell table:style-name="ce146" office:value-type="string">
              <text:p>7:5</text:p>
            </table:table-cell>
            <table:table-cell table:style-name="ce146" office:value-type="string">
              <text:p>RW</text:p>
            </table:table-cell>
            <table:table-cell table:style-name="ce146" office:value-type="string">
              <text:p>0x0</text:p>
            </table:table-cell>
            <table:table-cell table:style-name="ce192"/>
            <table:table-cell table:style-name="ce209" table:number-columns-repeated="1007"/>
            <table:table-cell table:number-columns-repeated="3"/>
          </table:table-row>
        </table:table-row-group>
        <table:table-row table:style-name="ro4">
          <table:table-cell/>
          <table:covered-table-cell table:style-name="ce14"/>
          <table:covered-table-cell table:style-name="ce35"/>
          <table:table-cell table:style-name="ce43" office:value-type="string" table:number-columns-spanned="9" table:number-rows-spanned="1">
            <text:p><text:s/>Spare Registers</text:p>
          </table:table-cell>
          <table:covered-table-cell table:number-columns-repeated="3" table:style-name="ce76"/>
          <table:covered-table-cell table:style-name="ce109"/>
          <table:covered-table-cell table:number-columns-repeated="3" table:style-name="ce146"/>
          <table:covered-table-cell table:style-name="ce192"/>
          <table:table-cell table:style-name="ce209" table:number-columns-repeated="1007"/>
          <table:table-cell table:number-columns-repeated="3"/>
        </table:table-row>
        <table:table-row-group table:display="false">
          <table:table-row table:style-name="ro1" table:visibility="collapse">
            <table:table-cell/>
            <table:table-cell table:style-name="ce15" table:number-columns-repeated="2"/>
            <table:table-cell table:style-name="ce56" office:value-type="string" table:number-columns-spanned="1" table:number-rows-spanned="2">
              <text:p>SPARE</text:p>
            </table:table-cell>
            <table:table-cell table:style-name="ce39" office:value-type="string" table:number-columns-spanned="1" table:number-rows-spanned="2">
              <text:p>0x04-0x0F</text:p>
            </table:table-cell>
            <table:table-cell table:style-name="ce39" office:value-type="float" office:value="12" table:number-columns-spanned="1" table:number-rows-spanned="2">
              <text:p>12</text:p>
            </table:table-cell>
            <table:table-cell table:style-name="ce39" office:value-type="string" table:number-columns-spanned="1" table:number-rows-spanned="2">
              <text:p>RW</text:p>
            </table:table-cell>
            <table:table-cell table:style-name="ce109"/>
            <table:table-cell table:style-name="ce146" table:number-columns-repeated="3"/>
            <table:table-cell table:style-name="ce192"/>
            <table:table-cell table:style-name="ce209" table:number-columns-repeated="1007"/>
            <table:table-cell table:number-columns-repeated="3"/>
          </table:table-row>
          <table:table-row table:style-name="ro1" table:visibility="collapse">
            <table:table-cell/>
            <table:table-cell table:style-name="ce15" table:number-columns-repeated="2"/>
            <table:covered-table-cell table:style-name="ce56"/>
            <table:covered-table-cell table:number-columns-repeated="3" table:style-name="ce76"/>
            <table:table-cell table:style-name="ce109"/>
            <table:table-cell table:style-name="ce146" table:number-columns-repeated="3"/>
            <table:table-cell table:style-name="ce192"/>
            <table:table-cell table:style-name="ce209" table:number-columns-repeated="1007"/>
            <table:table-cell table:number-columns-repeated="3"/>
          </table:table-row>
        </table:table-row-group>
        <table:table-row table:style-name="ro8">
          <table:table-cell/>
          <table:table-cell table:style-name="Default" table:number-columns-repeated="11"/>
          <table:table-cell table:number-columns-repeated="1010"/>
        </table:table-row>
        <table:table-row table:style-name="ro1">
          <table:table-cell/>
          <table:table-cell table:style-name="ce15" table:number-columns-repeated="2"/>
          <table:table-cell table:style-name="ce56"/>
          <table:table-cell table:style-name="ce76" table:number-columns-repeated="3"/>
          <table:table-cell table:style-name="ce109"/>
          <table:table-cell table:style-name="ce146" table:number-columns-repeated="3"/>
          <table:table-cell table:style-name="ce192"/>
          <table:table-cell table:style-name="ce209" table:number-columns-repeated="1007"/>
          <table:table-cell table:number-columns-repeated="3"/>
        </table:table-row>
        <table:table-row table:style-name="ro1">
          <table:table-cell/>
          <table:table-cell table:style-name="ce16" office:value-type="string">
            <text:p>LY2 REGS</text:p>
          </table:table-cell>
          <table:table-cell table:style-name="ce36" office:value-type="string">
            <text:p>[0x20]</text:p>
          </table:table-cell>
          <table:table-cell table:style-name="ce57"/>
          <table:table-cell table:style-name="ce77" office:value-type="string">
            <text:p>LY2 REGS</text:p>
          </table:table-cell>
          <table:table-cell table:style-name="ce77" table:number-columns-repeated="2"/>
          <table:table-cell table:style-name="ce110"/>
          <table:table-cell table:style-name="ce147" table:number-columns-repeated="3"/>
          <table:table-cell table:style-name="ce110"/>
          <table:table-cell table:style-name="ce209" table:number-columns-repeated="1007"/>
          <table:table-cell table:number-columns-repeated="3"/>
        </table:table-row>
        <table:table-row table:style-name="ro1">
          <table:table-cell/>
          <table:table-cell table:style-name="ce15" office:value-type="string">
            <text:p>0x00</text:p>
          </table:table-cell>
          <table:table-cell table:style-name="ce23"/>
          <table:table-cell table:style-name="ce58" office:value-type="string">
            <text:p>LY2_CONTROL</text:p>
          </table:table-cell>
          <table:table-cell table:style-name="ce76" office:value-type="string">
            <text:p>0x00</text:p>
          </table:table-cell>
          <table:table-cell table:style-name="ce76" table:number-columns-repeated="2"/>
          <table:table-cell table:style-name="ce111" office:value-type="string">
            <text:p>Control of the layer-2 interfaces</text:p>
          </table:table-cell>
          <table:table-cell table:style-name="ce142"/>
          <table:table-cell table:style-name="ce132" table:number-columns-repeated="2"/>
          <table:table-cell table:style-name="ce175"/>
          <table:table-cell table:style-name="ce209" table:number-columns-repeated="1007"/>
          <table:table-cell table:number-columns-repeated="3"/>
        </table:table-row>
        <table:table-row-group>
          <table:table-row table:style-name="ro14">
            <table:table-cell/>
            <table:table-cell table:style-name="ce17" table:number-columns-repeated="2"/>
            <table:table-cell table:style-name="ce52"/>
            <table:table-cell table:style-name="ce75" table:number-columns-repeated="3"/>
            <table:table-cell table:style-name="ce95" office:value-type="string">
              <text:p>MAC_AddressValid</text:p>
            </table:table-cell>
            <table:table-cell table:style-name="ce137" office:value-type="float" office:value="0">
              <text:p>0</text:p>
            </table:table-cell>
            <table:table-cell table:style-name="ce137" office:value-type="string">
              <text:p>RW</text:p>
            </table:table-cell>
            <table:table-cell table:style-name="ce137" office:value-type="string">
              <text:p>0x0</text:p>
            </table:table-cell>
            <table:table-cell table:style-name="ce178" office:value-type="string">
              <text:p>When set, indicates that a valid MAC address has been loaded into the MAC address register.</text:p>
            </table:table-cell>
            <table:table-cell table:style-name="ce208" table:number-columns-repeated="1007"/>
            <table:table-cell table:number-columns-repeated="3"/>
          </table:table-row>
          <table:table-row table:style-name="ro1">
            <table:table-cell/>
            <table:table-cell table:style-name="ce17" table:number-columns-repeated="2"/>
            <table:table-cell table:style-name="ce52"/>
            <table:table-cell table:style-name="ce75" table:number-columns-repeated="3"/>
            <table:table-cell table:style-name="ce106" office:value-type="string">
              <text:p>Nu</text:p>
            </table:table-cell>
            <table:table-cell table:style-name="ce138" office:value-type="string">
              <text:p>7:1</text:p>
            </table:table-cell>
            <table:table-cell table:style-name="ce138" office:value-type="string">
              <text:p>RW</text:p>
            </table:table-cell>
            <table:table-cell table:style-name="ce138" office:value-type="string">
              <text:p>0x0</text:p>
            </table:table-cell>
            <table:table-cell table:style-name="ce189"/>
            <table:table-cell table:style-name="ce208" table:number-columns-repeated="1007"/>
            <table:table-cell table:number-columns-repeated="3"/>
          </table:table-row>
        </table:table-row-group>
        <table:table-row table:style-name="ro1">
          <table:table-cell/>
          <table:table-cell table:style-name="ce17" office:value-type="string">
            <text:p>0x01</text:p>
          </table:table-cell>
          <table:table-cell table:style-name="ce17"/>
          <table:table-cell table:style-name="ce59" office:value-type="string">
            <text:p>LY2_STATUS</text:p>
          </table:table-cell>
          <table:table-cell table:style-name="ce75" office:value-type="string">
            <text:p>0x01</text:p>
          </table:table-cell>
          <table:table-cell table:style-name="ce75" table:number-columns-repeated="2"/>
          <table:table-cell table:style-name="ce112" office:value-type="string">
            <text:p>Status of the layer-2 interfaces</text:p>
          </table:table-cell>
          <table:table-cell table:style-name="ce138" table:number-columns-repeated="3"/>
          <table:table-cell table:style-name="ce189"/>
          <table:table-cell table:style-name="ce208" table:number-columns-repeated="1007"/>
          <table:table-cell table:number-columns-repeated="3"/>
        </table:table-row>
        <table:table-row-group>
          <table:table-row table:style-name="ro1">
            <table:table-cell/>
            <table:table-cell table:style-name="ce17" table:number-columns-repeated="2"/>
            <table:table-cell table:style-name="ce52"/>
            <table:table-cell table:style-name="ce75" table:number-columns-repeated="3"/>
            <table:table-cell table:style-name="ce104" office:value-type="string">
              <text:p>Nu</text:p>
            </table:table-cell>
            <table:table-cell table:style-name="ce148" office:value-type="string">
              <text:p>7:0</text:p>
            </table:table-cell>
            <table:table-cell table:style-name="ce156" office:value-type="string">
              <text:p>RO</text:p>
            </table:table-cell>
            <table:table-cell table:style-name="ce171" office:value-type="string">
              <text:p>0x0</text:p>
            </table:table-cell>
            <table:table-cell table:style-name="ce193"/>
            <table:table-cell table:style-name="ce208" table:number-columns-repeated="1007"/>
            <table:table-cell table:number-columns-repeated="3"/>
          </table:table-row>
        </table:table-row-group>
        <table:table-row table:style-name="ro1">
          <table:table-cell/>
          <table:table-cell table:style-name="ce15" office:value-type="string">
            <text:p>0x02</text:p>
          </table:table-cell>
          <table:table-cell table:style-name="ce23"/>
          <table:table-cell table:style-name="ce58" office:value-type="string">
            <text:p>LY2_MAC[0:5]</text:p>
          </table:table-cell>
          <table:table-cell table:style-name="ce76" office:value-type="string">
            <text:p>0x02</text:p>
          </table:table-cell>
          <table:table-cell table:style-name="ce76" table:number-columns-repeated="2"/>
          <table:table-cell table:style-name="ce111" office:value-type="string">
            <text:p>MAC address register</text:p>
          </table:table-cell>
          <table:table-cell table:style-name="ce142"/>
          <table:table-cell table:style-name="ce132" table:number-columns-repeated="2"/>
          <table:table-cell table:style-name="ce175"/>
          <table:table-cell table:style-name="ce209" table:number-columns-repeated="1007"/>
          <table:table-cell table:number-columns-repeated="3"/>
        </table:table-row>
        <table:table-row-group>
          <table:table-row table:style-name="ro15">
            <table:table-cell/>
            <table:table-cell table:style-name="ce17" table:number-columns-repeated="2"/>
            <table:table-cell table:style-name="ce52"/>
            <table:table-cell table:style-name="ce75" table:number-columns-repeated="3"/>
            <table:table-cell table:style-name="ce113" office:value-type="string">
              <text:p>MAC0_Address</text:p>
            </table:table-cell>
            <table:table-cell table:style-name="ce149" office:value-type="string">
              <text:p>47:0</text:p>
            </table:table-cell>
            <table:table-cell table:style-name="ce162" office:value-type="string">
              <text:p>RW</text:p>
            </table:table-cell>
            <table:table-cell table:style-name="ce162" office:value-type="string">
              <text:p>0x0</text:p>
            </table:table-cell>
            <table:table-cell table:style-name="ce194" office:value-type="string">
              <text:p>These 6 registers contain the 48-bit physical network address of the FPGA module stored in network byte ordering. Assuming a MAC address equal to “00:11:22:33:44:55”, the LY2_MAC[0] register is to be loaded with the value “00”. These register are initialized by the pervasive controller (i.e. PSoC) after the boot of the FPGA. When a valid MAC address is loaded in this register, the corresponding 'AddressValid' bit is set in the L2_STATUS register. <text:s/><text:s text:c="9"/></text:p>
            </table:table-cell>
            <table:table-cell table:style-name="ce208" table:number-columns-repeated="1007"/>
            <table:table-cell table:number-columns-repeated="3"/>
          </table:table-row>
        </table:table-row-group>
        <table:table-row table:style-name="ro1">
          <table:table-cell/>
          <table:table-cell table:style-name="ce16" office:value-type="string">
            <text:p>LY3 REGS</text:p>
          </table:table-cell>
          <table:table-cell table:style-name="ce36" office:value-type="string">
            <text:p>[0x30]</text:p>
          </table:table-cell>
          <table:table-cell table:style-name="ce57"/>
          <table:table-cell table:style-name="ce77" office:value-type="string">
            <text:p>LY3 REGS</text:p>
          </table:table-cell>
          <table:table-cell table:style-name="ce77" table:number-columns-repeated="2"/>
          <table:table-cell table:style-name="ce110"/>
          <table:table-cell table:style-name="ce147" table:number-columns-repeated="3"/>
          <table:table-cell table:style-name="ce110"/>
          <table:table-cell table:style-name="ce209" table:number-columns-repeated="1007"/>
          <table:table-cell table:number-columns-repeated="3"/>
        </table:table-row>
        <table:table-row table:style-name="ro1">
          <table:table-cell/>
          <table:table-cell table:style-name="ce15" office:value-type="string">
            <text:p>0x00</text:p>
          </table:table-cell>
          <table:table-cell table:style-name="ce23"/>
          <table:table-cell table:style-name="ce58" office:value-type="string">
            <text:p>LY3_CONTROL[0:1]</text:p>
          </table:table-cell>
          <table:table-cell table:style-name="ce76" office:value-type="string">
            <text:p>0x00</text:p>
          </table:table-cell>
          <table:table-cell table:style-name="ce76" table:number-columns-repeated="2"/>
          <table:table-cell table:style-name="ce111" office:value-type="string">
            <text:p>Control of the layer-3 interfaces</text:p>
          </table:table-cell>
          <table:table-cell table:style-name="ce142"/>
          <table:table-cell table:style-name="ce132" table:number-columns-repeated="2"/>
          <table:table-cell table:style-name="ce175"/>
          <table:table-cell table:style-name="ce209" table:number-columns-repeated="1007"/>
          <table:table-cell table:number-columns-repeated="3"/>
        </table:table-row>
        <table:table-row-group>
          <table:table-row table:style-name="ro6">
            <table:table-cell/>
            <table:table-cell table:style-name="ce17" table:number-columns-repeated="2"/>
            <table:table-cell table:style-name="ce52"/>
            <table:table-cell table:style-name="ce75" table:number-columns-repeated="3"/>
            <table:table-cell table:style-name="ce95" office:value-type="string">
              <text:p>IP_AddressValid</text:p>
            </table:table-cell>
            <table:table-cell table:style-name="ce137" office:value-type="float" office:value="0">
              <text:p>0</text:p>
            </table:table-cell>
            <table:table-cell table:style-name="ce137" office:value-type="string">
              <text:p>RW</text:p>
            </table:table-cell>
            <table:table-cell table:style-name="ce137" office:value-type="string">
              <text:p>0x0</text:p>
            </table:table-cell>
            <table:table-cell table:style-name="ce195" office:value-type="string">
              <text:p>When set, indicates that a valid IPV4 address has been loaded into the IP address register.</text:p>
            </table:table-cell>
            <table:table-cell table:style-name="ce208" table:number-columns-repeated="1007"/>
            <table:table-cell table:number-columns-repeated="3"/>
          </table:table-row>
          <table:table-row table:style-name="ro6">
            <table:table-cell/>
            <table:table-cell table:style-name="ce17" table:number-columns-repeated="2"/>
            <table:table-cell table:style-name="ce52"/>
            <table:table-cell table:style-name="ce75" table:number-columns-repeated="3"/>
            <table:table-cell table:style-name="ce95" office:value-type="string">
              <text:p>SUBNET_MaskValid</text:p>
            </table:table-cell>
            <table:table-cell table:style-name="ce137" office:value-type="float" office:value="1">
              <text:p>1</text:p>
            </table:table-cell>
            <table:table-cell table:style-name="ce137" office:value-type="string">
              <text:p>RW</text:p>
            </table:table-cell>
            <table:table-cell table:style-name="ce137" office:value-type="string">
              <text:p>0x0 </text:p>
            </table:table-cell>
            <table:table-cell table:style-name="ce196" office:value-type="string">
              <text:p><text:s/>When set, indicates that a valid subnet mask has been loaded into the SUBNET mask register. <text:s text:c="2"/></text:p>
            </table:table-cell>
            <table:table-cell table:style-name="ce208" table:number-columns-repeated="1007"/>
            <table:table-cell table:number-columns-repeated="3"/>
          </table:table-row>
          <table:table-row table:style-name="ro6">
            <table:table-cell/>
            <table:table-cell table:style-name="ce17" table:number-columns-repeated="2"/>
            <table:table-cell table:style-name="ce52"/>
            <table:table-cell table:style-name="ce75" table:number-columns-repeated="3"/>
            <table:table-cell table:style-name="ce95" office:value-type="string">
              <text:p>GATEWAY_AddrValid</text:p>
            </table:table-cell>
            <table:table-cell table:style-name="ce137" office:value-type="float" office:value="2">
              <text:p>2</text:p>
            </table:table-cell>
            <table:table-cell table:style-name="ce137" office:value-type="string">
              <text:p>RW</text:p>
            </table:table-cell>
            <table:table-cell table:style-name="ce137" office:value-type="string">
              <text:p>0x0</text:p>
            </table:table-cell>
            <table:table-cell table:style-name="ce196" office:value-type="string">
              <text:p><text:s/>When set, indicates that a valid default gateway address has been loaded into the GATEWAY address register. <text:s text:c="2"/></text:p>
            </table:table-cell>
            <table:table-cell table:style-name="ce208" table:number-columns-repeated="1007"/>
            <table:table-cell table:number-columns-repeated="3"/>
          </table:table-row>
          <table:table-row table:style-name="ro1">
            <table:table-cell/>
            <table:table-cell table:style-name="ce17" table:number-columns-repeated="2"/>
            <table:table-cell table:style-name="ce52"/>
            <table:table-cell table:style-name="ce75" table:number-columns-repeated="3"/>
            <table:table-cell table:style-name="ce106" office:value-type="string">
              <text:p>Nu</text:p>
            </table:table-cell>
            <table:table-cell table:style-name="ce138" office:value-type="string">
              <text:p>15:3</text:p>
            </table:table-cell>
            <table:table-cell table:style-name="ce138" office:value-type="string">
              <text:p>RO</text:p>
            </table:table-cell>
            <table:table-cell table:style-name="ce138" office:value-type="string">
              <text:p>0x0</text:p>
            </table:table-cell>
            <table:table-cell table:style-name="ce197"/>
            <table:table-cell table:style-name="ce208" table:number-columns-repeated="1007"/>
            <table:table-cell table:number-columns-repeated="3"/>
          </table:table-row>
        </table:table-row-group>
        <table:table-row table:style-name="ro1">
          <table:table-cell/>
          <table:table-cell table:style-name="ce17" office:value-type="string">
            <text:p>0x02</text:p>
          </table:table-cell>
          <table:table-cell table:style-name="ce17"/>
          <table:table-cell table:style-name="ce59" office:value-type="string">
            <text:p>LY3_STATUS[0:1]</text:p>
          </table:table-cell>
          <table:table-cell table:style-name="ce75" office:value-type="string">
            <text:p>0x02</text:p>
          </table:table-cell>
          <table:table-cell table:style-name="ce75" table:number-columns-repeated="2"/>
          <table:table-cell table:style-name="ce114" office:value-type="string">
            <text:p>Status of the layer-3 interfaces</text:p>
          </table:table-cell>
          <table:table-cell table:style-name="ce138" table:number-columns-repeated="3"/>
          <table:table-cell table:style-name="ce189"/>
          <table:table-cell table:style-name="ce208" table:number-columns-repeated="1007"/>
          <table:table-cell table:number-columns-repeated="3"/>
        </table:table-row>
        <table:table-row-group>
          <table:table-row table:style-name="ro1">
            <table:table-cell/>
            <table:table-cell table:style-name="ce17" table:number-columns-repeated="2"/>
            <table:table-cell table:style-name="ce52"/>
            <table:table-cell table:style-name="ce75" table:number-columns-repeated="3"/>
            <table:table-cell table:style-name="ce104" office:value-type="string">
              <text:p>Nu</text:p>
            </table:table-cell>
            <table:table-cell table:style-name="ce148" office:value-type="string">
              <text:p>7:0</text:p>
            </table:table-cell>
            <table:table-cell table:style-name="ce156" office:value-type="string">
              <text:p>RO</text:p>
            </table:table-cell>
            <table:table-cell table:style-name="ce171" office:value-type="string">
              <text:p>0x0</text:p>
            </table:table-cell>
            <table:table-cell table:style-name="ce193"/>
            <table:table-cell table:style-name="ce208" table:number-columns-repeated="1007"/>
            <table:table-cell table:number-columns-repeated="3"/>
          </table:table-row>
        </table:table-row-group>
        <table:table-row table:style-name="ro16">
          <table:table-cell/>
          <table:table-cell table:style-name="ce17" office:value-type="string">
            <text:p>0x04</text:p>
          </table:table-cell>
          <table:table-cell table:style-name="ce23"/>
          <table:table-cell table:style-name="ce58" office:value-type="string">
            <text:p>LY3_IP[0:3]</text:p>
          </table:table-cell>
          <table:table-cell table:style-name="ce75" office:value-type="string">
            <text:p>0x04</text:p>
          </table:table-cell>
          <table:table-cell table:style-name="ce75" table:number-columns-repeated="2"/>
          <table:table-cell table:style-name="ce111" office:value-type="string">
            <text:p>IP Address register</text:p>
          </table:table-cell>
          <table:table-cell table:style-name="ce142"/>
          <table:table-cell table:style-name="ce132" table:number-columns-repeated="2"/>
          <table:table-cell table:style-name="ce175"/>
          <table:table-cell table:style-name="ce209" table:number-columns-repeated="1007"/>
          <table:table-cell table:number-columns-repeated="3"/>
        </table:table-row>
        <table:table-row-group>
          <table:table-row table:style-name="ro17">
            <table:table-cell/>
            <table:table-cell table:style-name="ce17" table:number-columns-repeated="2"/>
            <table:table-cell table:style-name="ce52"/>
            <table:table-cell table:style-name="ce75" table:number-columns-repeated="3"/>
            <table:table-cell table:style-name="ce115" office:value-type="string">
              <text:p>Address</text:p>
            </table:table-cell>
            <table:table-cell table:style-name="ce150" office:value-type="string">
              <text:p>31:0</text:p>
            </table:table-cell>
            <table:table-cell table:style-name="ce141" office:value-type="string">
              <text:p>RW</text:p>
            </table:table-cell>
            <table:table-cell table:style-name="ce141" office:value-type="string">
              <text:p>0x0</text:p>
            </table:table-cell>
            <table:table-cell table:style-name="ce198" office:value-type="string">
              <text:p>These 4 registers contain the 32-bit IPv4 address of the FPGA module stored in network byte ordering. Assuming an IP address equal to “192.168.1.2”, the LY3_IP[0] register is to be loaded with “192”. These registers are initialized by the pervasive controller (i.e. PSoC) after the boot of the FPGA. When a valid IPv4 address is loaded in this register, the corresponding 'IP_AddressValid' bit is set in the L3_CONTROL register. <text:s text:c="3"/></text:p>
            </table:table-cell>
            <table:table-cell table:style-name="ce208" table:number-columns-repeated="1007"/>
            <table:table-cell table:number-columns-repeated="3"/>
          </table:table-row>
        </table:table-row-group>
        <table:table-row table:style-name="ro18">
          <table:table-cell/>
          <table:table-cell table:style-name="ce15" office:value-type="string">
            <text:p>0x08</text:p>
          </table:table-cell>
          <table:table-cell table:style-name="ce17"/>
          <table:table-cell table:style-name="ce59" office:value-type="string">
            <text:p>LY3_SUBNET[0:3]</text:p>
          </table:table-cell>
          <table:table-cell table:style-name="ce76" office:value-type="string">
            <text:p>0x08</text:p>
          </table:table-cell>
          <table:table-cell table:style-name="ce76" table:number-columns-repeated="2"/>
          <table:table-cell table:style-name="ce116" office:value-type="string">
            <text:p>SUBNET <text:s/>Mask register</text:p>
          </table:table-cell>
          <table:table-cell table:style-name="ce151"/>
          <table:table-cell table:style-name="ce163"/>
          <table:table-cell table:style-name="ce172"/>
          <table:table-cell table:style-name="ce194"/>
          <table:table-cell table:style-name="ce208" table:number-columns-repeated="1007"/>
          <table:table-cell table:number-columns-repeated="3"/>
        </table:table-row>
        <table:table-row-group>
          <table:table-row table:style-name="ro19">
            <table:table-cell/>
            <table:table-cell table:style-name="ce15"/>
            <table:table-cell table:style-name="ce17"/>
            <table:table-cell table:style-name="ce52"/>
            <table:table-cell table:style-name="ce76" table:number-columns-repeated="3"/>
            <table:table-cell table:style-name="ce117" office:value-type="string">
              <text:p>Mask</text:p>
            </table:table-cell>
            <table:table-cell table:style-name="ce150" office:value-type="string">
              <text:p>31:0</text:p>
            </table:table-cell>
            <table:table-cell table:style-name="ce141" office:value-type="string">
              <text:p>RW</text:p>
            </table:table-cell>
            <table:table-cell table:style-name="ce173" office:value-type="string">
              <text:p>0xFFFF0000</text:p>
            </table:table-cell>
            <table:table-cell table:style-name="ce198" office:value-type="string">
              <text:p>These 4 registers contain the 32-bit subnet mask used to subdivide the network into smaller chunks. This subnet mask is stored in network byte ordering. Assuming an IP subnet mask equal to “255.255.255.0”, the LY3_SUBNET[3] register is to be loaded with “0”. These registers are initialized by the pervasive controller (i.e. PSoC) after the boot of the FPGA. When a valid subnet mask is loaded in this register, the corresponding 'SUBNET_MaskValid' bit is set in the L3_CONTROL register. <text:s text:c="4"/></text:p>
            </table:table-cell>
            <table:table-cell table:style-name="ce208" table:number-columns-repeated="1007"/>
            <table:table-cell table:number-columns-repeated="3"/>
          </table:table-row>
        </table:table-row-group>
        <table:table-row table:style-name="ro18">
          <table:table-cell/>
          <table:table-cell table:style-name="ce15" office:value-type="string">
            <text:p>0x0C</text:p>
          </table:table-cell>
          <table:table-cell table:style-name="ce17"/>
          <table:table-cell table:style-name="ce59" office:value-type="string">
            <text:p>LY3_GATEWAY[0:3]</text:p>
          </table:table-cell>
          <table:table-cell table:style-name="ce76" office:value-type="string">
            <text:p>0x0C</text:p>
          </table:table-cell>
          <table:table-cell table:style-name="ce76" table:number-columns-repeated="2"/>
          <table:table-cell table:style-name="ce118" office:value-type="string">
            <text:p>GATEWAY Address register</text:p>
          </table:table-cell>
          <table:table-cell table:style-name="ce152" table:number-columns-repeated="2"/>
          <table:table-cell table:style-name="ce174"/>
          <table:table-cell table:style-name="ce198"/>
          <table:table-cell table:style-name="ce208" table:number-columns-repeated="1007"/>
          <table:table-cell table:number-columns-repeated="3"/>
        </table:table-row>
        <table:table-row-group>
          <table:table-row table:style-name="ro20">
            <table:table-cell/>
            <table:table-cell table:style-name="ce17" table:number-columns-repeated="2"/>
            <table:table-cell table:style-name="ce52"/>
            <table:table-cell table:style-name="ce75" table:number-columns-repeated="3"/>
            <table:table-cell table:style-name="ce115" office:value-type="string">
              <text:p>Address</text:p>
            </table:table-cell>
            <table:table-cell table:style-name="ce150" office:value-type="string">
              <text:p>31:0</text:p>
            </table:table-cell>
            <table:table-cell table:style-name="ce141" office:value-type="string">
              <text:p>RW</text:p>
            </table:table-cell>
            <table:table-cell table:style-name="ce173" office:value-type="string">
              <text:p>0x0A0C00FE</text:p>
            </table:table-cell>
            <table:table-cell table:style-name="ce198" office:value-type="string">
              <text:p>These 4 registers contain the 32-bit IPv4 address of the default gateway stored in network byte ordering. Assuming that the IPv4 address of the default gateway is equal to “10.12.0.254”, the LY3_GATEWAY[0] register is to be loaded with “10”. These registers are initialized by the pervasive controller (i.e. PSoC) after the boot of the FPGA. When a valid gateway address is loaded in this register, the corresponding 'GATEWAY_AddressValid' bit is set in the L3_CONTROL register. <text:s/></text:p>
            </table:table-cell>
            <table:table-cell table:style-name="ce208" table:number-columns-repeated="1007"/>
            <table:table-cell table:number-columns-repeated="3"/>
          </table:table-row>
        </table:table-row-group>
        <table:table-row table:style-name="ro1">
          <table:table-cell/>
          <table:table-cell table:style-name="ce18"/>
          <table:table-cell table:style-name="ce15"/>
          <table:table-cell table:style-name="ce54"/>
          <table:table-cell table:style-name="ce76" table:number-columns-repeated="3"/>
          <table:table-cell table:number-columns-repeated="5"/>
          <table:table-cell table:style-name="ce209" table:number-columns-repeated="1007"/>
          <table:table-cell table:number-columns-repeated="3"/>
        </table:table-row>
        <table:table-row table:style-name="ro1">
          <table:table-cell/>
          <table:table-cell table:style-name="ce16" office:value-type="string">
            <text:p>ROLE REGS</text:p>
          </table:table-cell>
          <table:table-cell table:style-name="ce36" office:value-type="string">
            <text:p>[0x40]</text:p>
          </table:table-cell>
          <table:table-cell table:style-name="ce57"/>
          <table:table-cell table:style-name="ce77" office:value-type="string">
            <text:p>ROLE REGS</text:p>
          </table:table-cell>
          <table:table-cell table:style-name="ce77" table:number-columns-repeated="2"/>
          <table:table-cell table:style-name="ce110"/>
          <table:table-cell table:style-name="ce147" table:number-columns-repeated="3"/>
          <table:table-cell table:style-name="ce110"/>
          <table:table-cell table:style-name="ce209" table:number-columns-repeated="1007"/>
          <table:table-cell table:number-columns-repeated="3"/>
        </table:table-row>
        <table:table-row table:style-name="ro1">
          <table:table-cell/>
          <table:table-cell table:style-name="ce15" office:value-type="string">
            <text:p>0x00</text:p>
          </table:table-cell>
          <table:table-cell table:style-name="ce19"/>
          <table:table-cell table:style-name="ce60" office:value-type="string">
            <text:p>ROL_MailBoxRead</text:p>
          </table:table-cell>
          <table:table-cell table:style-name="ce76" office:value-type="string">
            <text:p>0x00</text:p>
          </table:table-cell>
          <table:table-cell table:style-name="ce76" table:number-columns-repeated="2"/>
          <table:table-cell table:style-name="ce119"/>
          <table:table-cell table:style-name="ce153" table:number-columns-repeated="3"/>
          <table:table-cell table:style-name="ce120"/>
          <table:table-cell table:style-name="ce210" table:number-columns-repeated="1007"/>
          <table:table-cell table:number-columns-repeated="3"/>
        </table:table-row>
        <table:table-row table:style-name="ro1">
          <table:table-cell/>
          <table:table-cell table:style-name="ce19" office:value-type="string">
            <text:p>0x02</text:p>
          </table:table-cell>
          <table:table-cell table:style-name="ce19"/>
          <table:table-cell table:style-name="ce60" office:value-type="string">
            <text:p>ROL_MailBoxWrite</text:p>
          </table:table-cell>
          <table:table-cell table:style-name="ce78" office:value-type="string">
            <text:p>0x02</text:p>
          </table:table-cell>
          <table:table-cell table:style-name="ce78" table:number-columns-repeated="2"/>
          <table:table-cell table:style-name="ce120"/>
          <table:table-cell table:style-name="ce153" table:number-columns-repeated="3"/>
          <table:table-cell table:style-name="ce120"/>
          <table:table-cell table:style-name="ce210" table:number-columns-repeated="1007"/>
          <table:table-cell table:number-columns-repeated="3"/>
        </table:table-row>
        <table:table-row table:style-name="ro1">
          <table:table-cell/>
          <table:table-cell table:style-name="ce20"/>
          <table:table-cell table:style-name="ce19"/>
          <table:table-cell table:style-name="ce60"/>
          <table:table-cell table:style-name="ce78" table:number-columns-repeated="3"/>
          <table:table-cell table:style-name="ce120"/>
          <table:table-cell table:style-name="ce153" table:number-columns-repeated="3"/>
          <table:table-cell table:style-name="ce120"/>
          <table:table-cell table:style-name="ce210" table:number-columns-repeated="1007"/>
          <table:table-cell table:number-columns-repeated="3"/>
        </table:table-row>
        <table:table-row table:style-name="ro1">
          <table:table-cell/>
          <table:table-cell table:style-name="ce16" office:value-type="string">
            <text:p>RES1 REGS</text:p>
          </table:table-cell>
          <table:table-cell table:style-name="ce36" office:value-type="string">
            <text:p>[0x50]</text:p>
          </table:table-cell>
          <table:table-cell table:style-name="ce57"/>
          <table:table-cell table:style-name="ce77" office:value-type="string">
            <text:p>RES1 REGS</text:p>
          </table:table-cell>
          <table:table-cell table:style-name="ce77" table:number-columns-repeated="2"/>
          <table:table-cell table:style-name="ce110"/>
          <table:table-cell table:style-name="ce147" table:number-columns-repeated="3"/>
          <table:table-cell table:style-name="ce110"/>
          <table:table-cell table:style-name="ce209" table:number-columns-repeated="1007"/>
          <table:table-cell table:number-columns-repeated="3"/>
        </table:table-row>
        <table:table-row table:style-name="ro1">
          <table:table-cell/>
          <table:table-cell table:style-name="ce21"/>
          <table:table-cell table:style-name="ce27"/>
          <table:table-cell table:style-name="ce61"/>
          <table:table-cell table:style-name="ce79" table:number-columns-repeated="3"/>
          <table:table-cell table:style-name="ce91"/>
          <table:table-cell table:style-name="ce134" table:number-columns-repeated="3"/>
          <table:table-cell table:style-name="ce91"/>
          <table:table-cell table:style-name="ce211" table:number-columns-repeated="1007"/>
          <table:table-cell table:number-columns-repeated="3"/>
        </table:table-row>
        <table:table-row table:style-name="ro1">
          <table:table-cell/>
          <table:table-cell table:style-name="ce16" office:value-type="string">
            <text:p>RES2 REGS</text:p>
          </table:table-cell>
          <table:table-cell table:style-name="ce36" office:value-type="string">
            <text:p>[0x60]</text:p>
          </table:table-cell>
          <table:table-cell table:style-name="ce57"/>
          <table:table-cell table:style-name="ce77" office:value-type="string">
            <text:p>RES2 REGS</text:p>
          </table:table-cell>
          <table:table-cell table:style-name="ce77" table:number-columns-repeated="2"/>
          <table:table-cell table:style-name="ce110"/>
          <table:table-cell table:style-name="ce147" table:number-columns-repeated="3"/>
          <table:table-cell table:style-name="ce110"/>
          <table:table-cell table:style-name="ce209" table:number-columns-repeated="1007"/>
          <table:table-cell table:number-columns-repeated="3"/>
        </table:table-row>
        <table:table-row table:style-name="ro1">
          <table:table-cell/>
          <table:table-cell table:style-name="ce15" table:number-columns-repeated="2"/>
          <table:table-cell table:style-name="ce54"/>
          <table:table-cell table:style-name="ce76" table:number-columns-repeated="3"/>
          <table:table-cell table:number-columns-repeated="5"/>
          <table:table-cell table:style-name="ce209" table:number-columns-repeated="1007"/>
          <table:table-cell table:number-columns-repeated="3"/>
        </table:table-row>
        <table:table-row table:style-name="ro1">
          <table:table-cell/>
          <table:table-cell table:style-name="ce16" office:value-type="string">
            <text:p>DIAG REGS</text:p>
          </table:table-cell>
          <table:table-cell table:style-name="ce36" office:value-type="string">
            <text:p>[0x70]</text:p>
          </table:table-cell>
          <table:table-cell table:style-name="ce57"/>
          <table:table-cell table:style-name="ce77" office:value-type="string">
            <text:p>DIAG REGS</text:p>
          </table:table-cell>
          <table:table-cell table:style-name="ce77" table:number-columns-repeated="2"/>
          <table:table-cell table:style-name="ce110"/>
          <table:table-cell table:style-name="ce147" table:number-columns-repeated="3"/>
          <table:table-cell table:style-name="ce110"/>
          <table:table-cell table:style-name="ce209" table:number-columns-repeated="1007"/>
          <table:table-cell table:number-columns-repeated="3"/>
        </table:table-row>
        <table:table-row table:style-name="ro1">
          <table:table-cell/>
          <table:table-cell table:style-name="ce15" office:value-type="string">
            <text:p>0x00</text:p>
          </table:table-cell>
          <table:table-cell table:style-name="ce23"/>
          <table:table-cell table:style-name="ce58" office:value-type="string">
            <text:p>DIAG_SCRATCH[0:3]</text:p>
          </table:table-cell>
          <table:table-cell table:style-name="ce76" office:value-type="string">
            <text:p>0x00</text:p>
          </table:table-cell>
          <table:table-cell table:style-name="ce76" table:number-columns-repeated="2"/>
          <table:table-cell table:style-name="ce111" office:value-type="string">
            <text:p>Scratch register</text:p>
          </table:table-cell>
          <table:table-cell table:style-name="ce142"/>
          <table:table-cell table:style-name="ce132" table:number-columns-repeated="2"/>
          <table:table-cell table:style-name="ce175"/>
          <table:table-cell table:style-name="ce209" table:number-columns-repeated="1007"/>
          <table:table-cell table:number-columns-repeated="3"/>
        </table:table-row>
        <table:table-row-group>
          <table:table-row table:style-name="ro1">
            <table:table-cell/>
            <table:table-cell table:style-name="ce17" table:number-columns-repeated="2"/>
            <table:table-cell table:style-name="ce52"/>
            <table:table-cell table:style-name="ce75" table:number-columns-repeated="3"/>
            <table:table-cell table:style-name="ce113" office:value-type="string">
              <text:p>Data</text:p>
            </table:table-cell>
            <table:table-cell table:style-name="ce149" office:value-type="string">
              <text:p>31:0</text:p>
            </table:table-cell>
            <table:table-cell table:style-name="ce162" office:value-type="string">
              <text:p>RW</text:p>
            </table:table-cell>
            <table:table-cell table:style-name="ce162" office:value-type="string">
              <text:p>0x0</text:p>
            </table:table-cell>
            <table:table-cell table:style-name="ce199" office:value-type="string">
              <text:p>Scratch registers. No function. <text:s text:c="5"/></text:p>
            </table:table-cell>
            <table:table-cell table:style-name="ce208" table:number-columns-repeated="1007"/>
            <table:table-cell table:number-columns-repeated="3"/>
          </table:table-row>
        </table:table-row-group>
        <table:table-row table:style-name="ro1">
          <table:table-cell/>
          <table:table-cell table:style-name="ce15" office:value-type="string">
            <text:p>0x04</text:p>
          </table:table-cell>
          <table:table-cell table:style-name="ce15"/>
          <table:table-cell table:style-name="ce58" office:value-type="string">
            <text:p>DIAG_CTRL_1</text:p>
          </table:table-cell>
          <table:table-cell table:style-name="ce76" office:value-type="string">
            <text:p>0x04</text:p>
          </table:table-cell>
          <table:table-cell table:style-name="ce76" table:number-columns-repeated="2"/>
          <table:table-cell table:style-name="ce121" office:value-type="string">
            <text:p>Control register #1</text:p>
          </table:table-cell>
          <table:table-cell table:style-name="ce132" table:number-columns-repeated="3"/>
          <table:table-cell table:style-name="ce175"/>
          <table:table-cell table:style-name="ce209" table:number-columns-repeated="1007"/>
          <table:table-cell table:number-columns-repeated="3"/>
        </table:table-row>
        <table:table-row-group>
          <table:table-row table:style-name="ro21">
            <table:table-cell/>
            <table:table-cell table:style-name="ce18"/>
            <table:table-cell table:style-name="ce15"/>
            <table:table-cell table:style-name="ce54"/>
            <table:table-cell table:style-name="ce76" table:number-columns-repeated="3"/>
            <table:table-cell table:style-name="ce108" office:value-type="string">
              <text:p>ETH0_PcsLoopbackEn</text:p>
            </table:table-cell>
            <table:table-cell table:style-name="ce144" office:value-type="float" office:value="0">
              <text:p>0</text:p>
            </table:table-cell>
            <table:table-cell table:style-name="ce144" office:value-type="string">
              <text:p>RW</text:p>
            </table:table-cell>
            <table:table-cell table:style-name="ce144" office:value-type="string">
              <text:p>0x0</text:p>
            </table:table-cell>
            <table:table-cell table:style-name="ce187" office:value-type="string">
              <text:p>Set to 1 to enable near-end transceiver serial loopback. When set, data are looped back internally to the PCS and no data is is present on the serial link.</text:p>
              <text:p>When reset, the PHY operates in default transmit/receive mode.</text:p>
            </table:table-cell>
            <table:table-cell table:style-name="ce209" table:number-columns-repeated="1007"/>
            <table:table-cell table:number-columns-repeated="3"/>
          </table:table-row>
          <table:table-row table:style-name="ro22">
            <table:table-cell/>
            <table:table-cell table:style-name="ce22"/>
            <table:table-cell table:style-name="ce17"/>
            <table:table-cell table:style-name="ce52"/>
            <table:table-cell table:style-name="ce75" table:number-columns-repeated="3"/>
            <table:table-cell table:style-name="ce95" office:value-type="string">
              <text:p>ETH0_MacLoopbackEn</text:p>
            </table:table-cell>
            <table:table-cell table:style-name="ce137" office:value-type="float" office:value="1">
              <text:p>1</text:p>
            </table:table-cell>
            <table:table-cell table:style-name="ce137" office:value-type="string">
              <text:p>RW</text:p>
            </table:table-cell>
            <table:table-cell table:style-name="ce137" office:value-type="string">
              <text:p>0x0</text:p>
            </table:table-cell>
            <table:table-cell table:style-name="ce187" office:value-type="string">
              <text:p>Set to 1 to enable far-end FiFo parallel loopback. When set, frames received by the MAC Rx FiFo are looped back to the MAC Tx FiFo for re-transmission on the serial link. </text:p>
              <text:p>When reset, the MAC operates in default transmit/receive mode.</text:p>
            </table:table-cell>
            <table:table-cell table:style-name="ce208" table:number-columns-repeated="1007"/>
            <table:table-cell table:number-columns-repeated="3"/>
          </table:table-row>
          <table:table-row table:style-name="ro23">
            <table:table-cell/>
            <table:table-cell table:style-name="ce18"/>
            <table:table-cell table:style-name="ce15"/>
            <table:table-cell table:style-name="ce54"/>
            <table:table-cell table:style-name="ce76" table:number-columns-repeated="3"/>
            <table:table-cell table:style-name="ce108" office:value-type="string">
              <text:p>ETH0_MacAddrSwapEn</text:p>
            </table:table-cell>
            <table:table-cell table:style-name="ce144" office:value-type="float" office:value="2">
              <text:p>2</text:p>
            </table:table-cell>
            <table:table-cell table:style-name="ce144" office:value-type="string">
              <text:p>RW</text:p>
            </table:table-cell>
            <table:table-cell table:style-name="ce144" office:value-type="string">
              <text:p>0x0</text:p>
            </table:table-cell>
            <table:table-cell table:style-name="ce187" office:value-type="string">
              <text:p>Set to 1 to enable the swapping between the source and destination MAC addresses during the transmission of outgoing frames. </text:p>
              <text:p>When reset, the MAC operates in default transmit/receive mode.</text:p>
            </table:table-cell>
            <table:table-cell table:style-name="ce209" table:number-columns-repeated="1007"/>
            <table:table-cell table:number-columns-repeated="3"/>
          </table:table-row>
          <table:table-row table:style-name="ro24">
            <table:table-cell/>
            <table:table-cell table:style-name="ce18"/>
            <table:table-cell table:style-name="ce15"/>
            <table:table-cell table:style-name="ce54"/>
            <table:table-cell table:style-name="ce76" table:number-columns-repeated="3"/>
            <table:table-cell table:style-name="ce108" office:value-type="string">
              <text:p>Nu</text:p>
            </table:table-cell>
            <table:table-cell table:style-name="ce144" office:value-type="float" office:value="3">
              <text:p>3</text:p>
            </table:table-cell>
            <table:table-cell table:style-name="ce144" office:value-type="string">
              <text:p>RW</text:p>
            </table:table-cell>
            <table:table-cell table:style-name="ce144" office:value-type="string">
              <text:p>0x0</text:p>
            </table:table-cell>
            <table:table-cell table:style-name="ce200"/>
            <table:table-cell table:style-name="ce209" table:number-columns-repeated="1007"/>
            <table:table-cell table:number-columns-repeated="3"/>
          </table:table-row>
          <table:table-row table:style-name="ro25">
            <table:table-cell/>
            <table:table-cell table:style-name="ce18"/>
            <table:table-cell table:style-name="ce15"/>
            <table:table-cell table:style-name="ce54"/>
            <table:table-cell table:style-name="ce76" table:number-columns-repeated="3"/>
            <table:table-cell table:style-name="ce122" office:value-type="string">
              <text:p>MC0_MemTestCtrl</text:p>
            </table:table-cell>
            <table:table-cell table:style-name="ce154" office:value-type="string">
              <text:p>5:4</text:p>
            </table:table-cell>
            <table:table-cell table:style-name="ce154" office:value-type="string">
              <text:p>RW</text:p>
            </table:table-cell>
            <table:table-cell table:style-name="ce154" office:value-type="string">
              <text:p>0x0</text:p>
            </table:table-cell>
            <table:table-cell table:style-name="ce201" office:value-type="string">
              <text:p>Control for the test of the memory channel #0.</text:p>
              <text:p><text:s text:c="4"/>[00] Stops the test.</text:p>
              <text:p><text:s text:c="4"/>[01] Run the test once.</text:p>
              <text:p><text:s text:c="4"/>[10] Run the test continuously.</text:p>
              <text:p><text:s text:c="4"/>[11] Reserved</text:p>
            </table:table-cell>
            <table:table-cell table:style-name="ce209" table:number-columns-repeated="1007"/>
            <table:table-cell table:number-columns-repeated="3"/>
          </table:table-row>
          <table:table-row table:style-name="ro26">
            <table:table-cell/>
            <table:table-cell table:style-name="ce18"/>
            <table:table-cell table:style-name="ce15"/>
            <table:table-cell table:style-name="ce54"/>
            <table:table-cell table:style-name="ce76" table:number-columns-repeated="3"/>
            <table:table-cell table:style-name="ce123" office:value-type="string">
              <text:p>MC1_MemTestCtrl</text:p>
            </table:table-cell>
            <table:table-cell table:style-name="ce155" office:value-type="string">
              <text:p>7:6</text:p>
            </table:table-cell>
            <table:table-cell table:style-name="ce155" office:value-type="string">
              <text:p>RW</text:p>
            </table:table-cell>
            <table:table-cell table:style-name="ce155" office:value-type="string">
              <text:p>0x0</text:p>
            </table:table-cell>
            <table:table-cell table:style-name="ce202" office:value-type="string">
              <text:p>Control for the test of the memory channel #1.</text:p>
              <text:p><text:s text:c="4"/>[00] Stops the test.</text:p>
              <text:p><text:s text:c="4"/>[01] Run the test once.</text:p>
              <text:p><text:s text:c="4"/>[10] Run the test continuously.</text:p>
              <text:p><text:s text:c="4"/>[11] Reserved</text:p>
            </table:table-cell>
            <table:table-cell table:style-name="ce209" table:number-columns-repeated="1007"/>
            <table:table-cell table:number-columns-repeated="3"/>
          </table:table-row>
        </table:table-row-group>
        <table:table-row table:style-name="ro1">
          <table:table-cell/>
          <table:table-cell table:style-name="ce15" office:value-type="string">
            <text:p>0x05</text:p>
          </table:table-cell>
          <table:table-cell table:style-name="ce15"/>
          <table:table-cell table:style-name="ce58" office:value-type="string">
            <text:p>DIAG_STAT_1</text:p>
          </table:table-cell>
          <table:table-cell table:style-name="ce76" office:value-type="string">
            <text:p>0x05</text:p>
          </table:table-cell>
          <table:table-cell table:style-name="ce76" table:number-columns-repeated="2"/>
          <table:table-cell table:style-name="ce121" office:value-type="string">
            <text:p>Status of the tests</text:p>
          </table:table-cell>
          <table:table-cell table:style-name="ce146" table:number-columns-repeated="3"/>
          <table:table-cell table:style-name="ce192"/>
          <table:table-cell table:style-name="ce209" table:number-columns-repeated="1007"/>
          <table:table-cell table:number-columns-repeated="3"/>
        </table:table-row>
        <table:table-row-group>
          <table:table-row table:style-name="ro1">
            <table:table-cell/>
            <table:table-cell table:style-name="ce15" table:number-columns-repeated="2"/>
            <table:table-cell table:style-name="ce58"/>
            <table:table-cell table:style-name="ce76" table:number-columns-repeated="3"/>
            <table:table-cell table:style-name="ce124" office:value-type="string">
              <text:p>Nu</text:p>
            </table:table-cell>
            <table:table-cell table:style-name="ce156" office:value-type="float" office:value="0">
              <text:p>0</text:p>
            </table:table-cell>
            <table:table-cell table:style-name="ce156" office:value-type="string">
              <text:p>RW</text:p>
            </table:table-cell>
            <table:table-cell table:style-name="ce156" office:value-type="string">
              <text:p>0x0</text:p>
            </table:table-cell>
            <table:table-cell table:style-name="ce203"/>
            <table:table-cell table:style-name="ce209" table:number-columns-repeated="1007"/>
            <table:table-cell table:number-columns-repeated="3"/>
          </table:table-row>
          <table:table-row table:style-name="ro1">
            <table:table-cell/>
            <table:table-cell table:style-name="ce15" table:number-columns-repeated="2"/>
            <table:table-cell table:style-name="ce58"/>
            <table:table-cell table:style-name="ce76" table:number-columns-repeated="3"/>
            <table:table-cell table:style-name="ce124" office:value-type="string">
              <text:p>Nu</text:p>
            </table:table-cell>
            <table:table-cell table:style-name="ce146" office:value-type="float" office:value="1">
              <text:p>1</text:p>
            </table:table-cell>
            <table:table-cell table:style-name="ce146" office:value-type="string">
              <text:p>RW</text:p>
            </table:table-cell>
            <table:table-cell table:style-name="ce146" office:value-type="string">
              <text:p>0x0</text:p>
            </table:table-cell>
            <table:table-cell table:style-name="ce192"/>
            <table:table-cell table:style-name="ce209" table:number-columns-repeated="1007"/>
            <table:table-cell table:number-columns-repeated="3"/>
          </table:table-row>
          <table:table-row table:style-name="ro1">
            <table:table-cell/>
            <table:table-cell table:style-name="ce15" table:number-columns-repeated="2"/>
            <table:table-cell table:style-name="ce58"/>
            <table:table-cell table:style-name="ce76" table:number-columns-repeated="3"/>
            <table:table-cell table:style-name="ce124" office:value-type="string">
              <text:p>Nu</text:p>
            </table:table-cell>
            <table:table-cell table:style-name="ce146" office:value-type="float" office:value="2">
              <text:p>2</text:p>
            </table:table-cell>
            <table:table-cell table:style-name="ce146" office:value-type="string">
              <text:p>RW</text:p>
            </table:table-cell>
            <table:table-cell table:style-name="ce146" office:value-type="string">
              <text:p>0x0</text:p>
            </table:table-cell>
            <table:table-cell table:style-name="ce192"/>
            <table:table-cell table:style-name="ce209" table:number-columns-repeated="1007"/>
            <table:table-cell table:number-columns-repeated="3"/>
          </table:table-row>
          <table:table-row table:style-name="ro27">
            <table:table-cell/>
            <table:table-cell table:style-name="ce15" table:number-columns-repeated="2"/>
            <table:table-cell table:style-name="ce58"/>
            <table:table-cell table:style-name="ce76" table:number-columns-repeated="3"/>
            <table:table-cell table:style-name="ce124" office:value-type="string">
              <text:p>Nu</text:p>
            </table:table-cell>
            <table:table-cell table:style-name="ce146" office:value-type="float" office:value="3">
              <text:p>3</text:p>
            </table:table-cell>
            <table:table-cell table:style-name="ce146" office:value-type="string">
              <text:p>RW</text:p>
            </table:table-cell>
            <table:table-cell table:style-name="ce146" office:value-type="string">
              <text:p>0x0</text:p>
            </table:table-cell>
            <table:table-cell table:style-name="ce192"/>
            <table:table-cell table:style-name="ce209" table:number-columns-repeated="1007"/>
            <table:table-cell table:number-columns-repeated="3"/>
          </table:table-row>
          <table:table-row table:style-name="ro26">
            <table:table-cell/>
            <table:table-cell table:style-name="ce15" table:number-columns-repeated="2"/>
            <table:table-cell table:style-name="ce54"/>
            <table:table-cell table:style-name="ce76" table:number-columns-repeated="3"/>
            <table:table-cell table:style-name="ce125" office:value-type="string">
              <text:p>MC0_MemTestStat</text:p>
            </table:table-cell>
            <table:table-cell table:style-name="ce157" office:value-type="string">
              <text:p>5:4</text:p>
            </table:table-cell>
            <table:table-cell table:style-name="ce164" office:value-type="string">
              <text:p>RW</text:p>
            </table:table-cell>
            <table:table-cell table:style-name="ce164" office:value-type="string">
              <text:p>0x0</text:p>
            </table:table-cell>
            <table:table-cell table:style-name="ce204" office:value-type="string">
              <text:p>Status of the test on the memory channel #0.</text:p>
              <text:p><text:s text:c="4"/>[0X] The test is stopped.</text:p>
              <text:p><text:s text:c="4"/>[X0] The test is error free. </text:p>
              <text:p><text:s text:c="4"/>[1X] The test is running. </text:p>
              <text:p><text:s text:c="4"/>[X1] The test is reporting an error.</text:p>
            </table:table-cell>
            <table:table-cell table:style-name="ce209" table:number-columns-repeated="1007"/>
            <table:table-cell table:number-columns-repeated="3"/>
          </table:table-row>
          <table:table-row table:style-name="ro28">
            <table:table-cell/>
            <table:table-cell table:style-name="ce15" table:number-columns-repeated="2"/>
            <table:table-cell table:style-name="ce54"/>
            <table:table-cell table:style-name="ce76" table:number-columns-repeated="3"/>
            <table:table-cell table:style-name="ce126" office:value-type="string">
              <text:p>MC1_MemTestStat</text:p>
            </table:table-cell>
            <table:table-cell table:style-name="ce158" office:value-type="string">
              <text:p>7:6</text:p>
            </table:table-cell>
            <table:table-cell table:style-name="ce165" office:value-type="string">
              <text:p>RW</text:p>
            </table:table-cell>
            <table:table-cell table:style-name="ce165" office:value-type="string">
              <text:p>0x0</text:p>
            </table:table-cell>
            <table:table-cell table:style-name="ce205" office:value-type="string">
              <text:p>Status of the test on the memory channel #1.</text:p>
              <text:p><text:s text:c="4"/>[0X] The test is stopped.</text:p>
              <text:p><text:s text:c="4"/>[X0] The test is error free. </text:p>
              <text:p><text:s text:c="4"/>[1X] The test is running. </text:p>
              <text:p><text:s text:c="4"/>[X1] The test is reporting an error.</text:p>
            </table:table-cell>
            <table:table-cell table:style-name="ce209" table:number-columns-repeated="1007"/>
            <table:table-cell table:number-columns-repeated="3"/>
          </table:table-row>
        </table:table-row-group>
        <table:table-row table:style-name="ro1">
          <table:table-cell/>
          <table:table-cell table:style-name="ce15" office:value-type="string">
            <text:p>0x06</text:p>
          </table:table-cell>
          <table:table-cell table:style-name="ce15"/>
          <table:table-cell table:style-name="ce58" office:value-type="string">
            <text:p>DIAG_CTRL_2</text:p>
          </table:table-cell>
          <table:table-cell table:style-name="ce76" office:value-type="string">
            <text:p>0x06</text:p>
          </table:table-cell>
          <table:table-cell table:style-name="ce76" table:number-columns-repeated="2"/>
          <table:table-cell table:style-name="ce127" office:value-type="string">
            <text:p>Control register #2</text:p>
          </table:table-cell>
          <table:table-cell table:style-name="ce158"/>
          <table:table-cell table:style-name="ce165" table:number-columns-repeated="2"/>
          <table:table-cell table:style-name="ce205"/>
          <table:table-cell table:style-name="ce209" table:number-columns-repeated="1007"/>
          <table:table-cell table:number-columns-repeated="3"/>
        </table:table-row>
        <table:table-row-group>
          <table:table-row table:style-name="ro29">
            <table:table-cell/>
            <table:table-cell table:style-name="ce15" table:number-columns-repeated="2"/>
            <table:table-cell table:style-name="ce54"/>
            <table:table-cell table:style-name="ce76" table:number-columns-repeated="3"/>
            <table:table-cell table:style-name="ce128" office:value-type="string">
              <text:p>ROLE_UdpEchoCtrl</text:p>
            </table:table-cell>
            <table:table-cell table:style-name="ce157" office:value-type="string">
              <text:p>1:0</text:p>
            </table:table-cell>
            <table:table-cell table:style-name="ce164" office:value-type="string">
              <text:p>RW</text:p>
            </table:table-cell>
            <table:table-cell table:style-name="ce164" office:value-type="string">
              <text:p>0x00</text:p>
            </table:table-cell>
            <table:table-cell table:style-name="ce206" office:value-type="string">
              <text:p>Set this field to enable/disable the UDP echo function of the Flash's role.</text:p>
              <text:p><text:s text:c="4"/>[00] Enable the UDP echo function in pass-through mode.</text:p>
              <text:p><text:s text:c="4"/>[01] Enable the UDP echo function in store-and-forward mode.</text:p>
              <text:p><text:s text:c="4"/>[10] Disable UDP echo function and enable the UDP post function.</text:p>
              <text:p><text:s text:c="4"/>[11] Reserved.</text:p>
            </table:table-cell>
            <table:table-cell table:style-name="ce209" table:number-columns-repeated="1007"/>
            <table:table-cell table:number-columns-repeated="3"/>
          </table:table-row>
          <table:table-row table:style-name="ro7">
            <table:table-cell/>
            <table:table-cell table:style-name="ce15" table:number-columns-repeated="2"/>
            <table:table-cell table:style-name="ce54"/>
            <table:table-cell table:style-name="ce76" table:number-columns-repeated="3"/>
            <table:table-cell table:style-name="ce129" office:value-type="string">
              <text:p>ROLE_UdpPostPktEn</text:p>
            </table:table-cell>
            <table:table-cell table:style-name="ce159" office:value-type="float" office:value="2">
              <text:p>2</text:p>
            </table:table-cell>
            <table:table-cell table:style-name="ce166" office:value-type="string">
              <text:p>RW</text:p>
            </table:table-cell>
            <table:table-cell table:style-name="ce166" office:value-type="string">
              <text:p>0x00</text:p>
            </table:table-cell>
            <table:table-cell table:style-name="ce187" office:value-type="string">
              <text:p>Set to 1 to enable the posting of packets on the UDP port of the application. The payload is limited to 1024 bytes and is defined by the content of the extended memory pages #0 to #7.</text:p>
              <text:p>When reset, the ROLE stops sending packets on the UDP Tx port.</text:p>
            </table:table-cell>
            <table:table-cell table:style-name="ce209" table:number-columns-repeated="1007"/>
            <table:table-cell table:number-columns-repeated="3"/>
          </table:table-row>
          <table:table-row table:style-name="ro30">
            <table:table-cell/>
            <table:table-cell table:style-name="ce15" table:number-columns-repeated="2"/>
            <table:table-cell table:style-name="ce54"/>
            <table:table-cell table:style-name="ce76" table:number-columns-repeated="3"/>
            <table:table-cell table:style-name="ce129" office:value-type="string">
              <text:p>ROLE_UdpCaptPktEn</text:p>
            </table:table-cell>
            <table:table-cell table:style-name="ce159" office:value-type="float" office:value="3">
              <text:p>3</text:p>
            </table:table-cell>
            <table:table-cell table:style-name="ce166" office:value-type="string">
              <text:p>RW</text:p>
            </table:table-cell>
            <table:table-cell table:style-name="ce166" office:value-type="string">
              <text:p>0x00</text:p>
            </table:table-cell>
            <table:table-cell table:style-name="ce187" office:value-type="string">
              <text:p>Set to 1 to enable the capture of packets by the UDP port of the application. The payload is limited to 1024 bytes and is dumped into the extended memory pages #0 to #7.</text:p>
              <text:p>When reset, the ROLE stops capturing packets on the UDP Rx port.</text:p>
            </table:table-cell>
            <table:table-cell table:style-name="ce209" table:number-columns-repeated="1007"/>
            <table:table-cell table:number-columns-repeated="3"/>
          </table:table-row>
          <table:table-row table:style-name="ro31">
            <table:table-cell/>
            <table:table-cell table:style-name="ce15" table:number-columns-repeated="2"/>
            <table:table-cell table:style-name="ce54"/>
            <table:table-cell table:style-name="ce76" table:number-columns-repeated="3"/>
            <table:table-cell table:style-name="ce129" office:value-type="string">
              <text:p>ROLE_TcpEchoCtrl</text:p>
            </table:table-cell>
            <table:table-cell table:style-name="ce160" office:value-type="string">
              <text:p>5:4</text:p>
            </table:table-cell>
            <table:table-cell table:style-name="ce166" office:value-type="string">
              <text:p>RW</text:p>
            </table:table-cell>
            <table:table-cell table:style-name="ce166" office:value-type="string">
              <text:p>0x00</text:p>
            </table:table-cell>
            <table:table-cell table:style-name="ce207" office:value-type="string">
              <text:p>Set this field to enable/disable the TCP echo function of the Flash's role.</text:p>
              <text:p><text:s text:c="4"/>[00] Disables the TCP echo function.</text:p>
              <text:p><text:s text:c="4"/>[01] Enable the TCP echo function in pass-through mode.</text:p>
              <text:p><text:s text:c="4"/>[10] Enable the TCP echo function in store-and-forward mode</text:p>
              <text:p><text:s text:c="4"/>[11] Reserved.</text:p>
            </table:table-cell>
            <table:table-cell table:style-name="ce209" table:number-columns-repeated="1007"/>
            <table:table-cell table:number-columns-repeated="3"/>
          </table:table-row>
          <table:table-row table:style-name="ro7">
            <table:table-cell/>
            <table:table-cell table:style-name="ce15" table:number-columns-repeated="2"/>
            <table:table-cell table:style-name="ce54"/>
            <table:table-cell table:style-name="ce76" table:number-columns-repeated="3"/>
            <table:table-cell table:style-name="ce129" office:value-type="string">
              <text:p>ROLE_TcpPostPktEn</text:p>
            </table:table-cell>
            <table:table-cell table:style-name="ce159" office:value-type="float" office:value="6">
              <text:p>6</text:p>
            </table:table-cell>
            <table:table-cell table:style-name="ce166" office:value-type="string">
              <text:p>RW</text:p>
            </table:table-cell>
            <table:table-cell table:style-name="ce166" office:value-type="string">
              <text:p>0x00</text:p>
            </table:table-cell>
            <table:table-cell table:style-name="ce187" office:value-type="string">
              <text:p>Set to 1 to enable the posting of packets on the TCP port of the application. The payload is limited to 1024 bytes and is defined by the content of the extended memory page #0 to #7.</text:p>
              <text:p>When reset, the APP stops sending packets on the TCP Tx port.</text:p>
            </table:table-cell>
            <table:table-cell table:style-name="ce209" table:number-columns-repeated="1007"/>
            <table:table-cell table:number-columns-repeated="3"/>
          </table:table-row>
          <table:table-row table:style-name="ro32">
            <table:table-cell/>
            <table:table-cell table:style-name="ce15" table:number-columns-repeated="2"/>
            <table:table-cell table:style-name="ce54"/>
            <table:table-cell table:style-name="ce76" table:number-columns-repeated="3"/>
            <table:table-cell table:style-name="ce130" office:value-type="string">
              <text:p>ROLE_TcpCaptPktEn</text:p>
            </table:table-cell>
            <table:table-cell table:style-name="ce161" office:value-type="float" office:value="7">
              <text:p>7</text:p>
            </table:table-cell>
            <table:table-cell table:style-name="ce167" office:value-type="string">
              <text:p>RW</text:p>
            </table:table-cell>
            <table:table-cell table:style-name="ce167" office:value-type="string">
              <text:p>0x00</text:p>
            </table:table-cell>
            <table:table-cell table:style-name="ce189" office:value-type="string">
              <text:p>Set to 1 to enable the capture of packets by the TCP port of the application. The payload is limited to 1024 bytes and is dumped into the extended memory pages #0 to #7.</text:p>
              <text:p>When reset, the ECHO stops capturing packets on the TCP Rx port.</text:p>
            </table:table-cell>
            <table:table-cell table:style-name="ce209" table:number-columns-repeated="1007"/>
            <table:table-cell table:number-columns-repeated="3"/>
          </table:table-row>
        </table:table-row-group>
        <table:table-row table:style-name="ro1">
          <table:table-cell/>
          <table:table-cell table:style-name="ce18"/>
          <table:table-cell table:style-name="ce15"/>
          <table:table-cell table:style-name="ce54"/>
          <table:table-cell table:style-name="ce76" table:number-columns-repeated="3"/>
          <table:table-cell table:number-columns-repeated="5"/>
          <table:table-cell table:style-name="ce209" table:number-columns-repeated="1007"/>
          <table:table-cell table:number-columns-repeated="3"/>
        </table:table-row>
        <table:table-row table:style-name="ro1">
          <table:table-cell/>
          <table:table-cell table:style-name="ce16" office:value-type="string">
            <text:p>PAGE_REG</text:p>
          </table:table-cell>
          <table:table-cell table:style-name="ce36" office:value-type="string">
            <text:p>[0x7F]</text:p>
          </table:table-cell>
          <table:table-cell table:style-name="ce57"/>
          <table:table-cell table:style-name="ce77" office:value-type="string">
            <text:p>PAGE_REG</text:p>
          </table:table-cell>
          <table:table-cell table:style-name="ce77" table:number-columns-repeated="2"/>
          <table:table-cell table:style-name="ce110"/>
          <table:table-cell table:style-name="ce147" table:number-columns-repeated="3"/>
          <table:table-cell table:style-name="ce110"/>
          <table:table-cell table:style-name="ce209" table:number-columns-repeated="1007"/>
          <table:table-cell table:number-columns-repeated="3"/>
        </table:table-row>
        <table:table-row table:style-name="ro1">
          <table:table-cell/>
          <table:table-cell table:style-name="ce15" office:value-type="string">
            <text:p>0x00</text:p>
          </table:table-cell>
          <table:table-cell table:style-name="ce23"/>
          <table:table-cell table:style-name="ce58" office:value-type="string">
            <text:p>PAGE_SEL</text:p>
          </table:table-cell>
          <table:table-cell table:style-name="ce76" office:value-type="string">
            <text:p>0x00</text:p>
          </table:table-cell>
          <table:table-cell table:style-name="ce76" table:number-columns-repeated="2"/>
          <table:table-cell table:style-name="ce111" office:value-type="string">
            <text:p>Extended page select register</text:p>
          </table:table-cell>
          <table:table-cell table:style-name="ce142"/>
          <table:table-cell table:style-name="ce132" table:number-columns-repeated="2"/>
          <table:table-cell table:style-name="ce175"/>
          <table:table-cell table:style-name="ce209" table:number-columns-repeated="1007"/>
          <table:table-cell table:number-columns-repeated="3"/>
        </table:table-row>
        <table:table-row-group>
          <table:table-row table:style-name="ro1">
            <table:table-cell/>
            <table:table-cell table:style-name="ce17" table:number-columns-repeated="2"/>
            <table:table-cell table:style-name="ce52"/>
            <table:table-cell table:style-name="ce75" table:number-columns-repeated="3"/>
            <table:table-cell table:style-name="ce113" office:value-type="string">
              <text:p>Data</text:p>
            </table:table-cell>
            <table:table-cell table:style-name="ce149" office:value-type="string">
              <text:p>7:0</text:p>
            </table:table-cell>
            <table:table-cell table:style-name="ce162" office:value-type="string">
              <text:p>RW</text:p>
            </table:table-cell>
            <table:table-cell table:style-name="ce162" office:value-type="string">
              <text:p>0x0</text:p>
            </table:table-cell>
            <table:table-cell table:style-name="ce199" office:value-type="string">
              <text:p><text:s text:c="6"/></text:p>
            </table:table-cell>
            <table:table-cell table:style-name="ce208" table:number-columns-repeated="1007"/>
            <table:table-cell table:number-columns-repeated="3"/>
          </table:table-row>
        </table:table-row-group>
        <table:table-row table:style-name="ro1" table:number-rows-repeated="5">
          <table:table-cell/>
          <table:table-cell table:style-name="ce18"/>
          <table:table-cell table:style-name="ce15"/>
          <table:table-cell table:style-name="ce54"/>
          <table:table-cell table:style-name="ce76" table:number-columns-repeated="3"/>
          <table:table-cell table:number-columns-repeated="5"/>
          <table:table-cell table:style-name="ce209" table:number-columns-repeated="1007"/>
          <table:table-cell table:number-columns-repeated="3"/>
        </table:table-row>
        <table:table-row table:style-name="ro1" table:number-rows-repeated="10">
          <table:table-cell table:number-columns-repeated="1022"/>
        </table:table-row>
        <table:table-row table:style-name="ro1">
          <table:table-cell/>
          <table:table-cell office:value-type="string">
            <text:p>TOP</text:p>
          </table:table-cell>
          <table:table-cell table:number-columns-repeated="2"/>
          <table:table-cell office:value-type="string">
            <text:p>TOP</text:p>
          </table:table-cell>
          <table:table-cell table:number-columns-repeated="1017"/>
        </table:table-row>
        <table:table-row table:style-name="ro1" table:number-rows-repeated="1048444">
          <table:table-cell table:number-columns-repeated="1022"/>
        </table:table-row>
        <table:table-row table:style-name="ro1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2">02/12/2019</text:date>, <text:time>17:3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Abel</meta:initial-creator>
    <meta:creation-date>2017-11-27T22:53:22.84</meta:creation-date>
    <dc:date>2019-02-12T17:32:33.24</dc:date>
    <dc:creator>Francois Abel</dc:creator>
    <meta:editing-duration>P12DT16H34M45S</meta:editing-duration>
    <meta:editing-cycles>107</meta:editing-cycles>
    <meta:generator>OpenOffice/4.1.3$Win32 OpenOffice.org_project/413m1$Build-9783</meta:generator>
    <meta:document-statistic meta:table-count="1" meta:cell-count="435" meta:object-count="0"/>
  </office:meta>
</office:document-meta>
</file>